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600">
            <text:p>56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mjaaj8b2trztae5pz</text:p>
          </table:table-cell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float" office:value="49.757324">
            <text:p>49.7573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Ca'Fiui</text:p>
          </table:table-cell>
          <table:table-cell office:value-type="string">
            <text:p>Corte Sant'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50">
            <text:p>305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f6mn1tbtvkd2yzm79</text:p>
          </table:table-cell>
          <table:table-cell office:value-type="string">
            <text:p>RED</text:p>
          </table:table-cell>
          <table:table-cell office:value-type="string">
            <text:p>Valpolicella Ca'Fiui</text:p>
          </table:table-cell>
          <table:table-cell office:value-type="string">
            <text:p>Corte Sant'Alda</text:p>
          </table:table-cell>
          <table:table-cell office:value-type="float" office:value="57.95259">
            <text:p>57.952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ianco Vespa</text:p>
          </table:table-cell>
          <table:table-cell office:value-type="string">
            <text:p>Bastian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13200">
            <text:p>13200</text:p>
          </table:table-cell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xh0cd0f1hzs7ah41</text:p>
          </table:table-cell>
          <table:table-cell office:value-type="string">
            <text:p>WHITE</text:p>
          </table:table-cell>
          <table:table-cell office:value-type="string">
            <text:p>Vespa Bianco</text:p>
          </table:table-cell>
          <table:table-cell office:value-type="string">
            <text:p>Bastianich</text:p>
          </table:table-cell>
          <table:table-cell office:value-type="float" office:value="46.475975">
            <text:p>46.475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Podernovi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tx6b6fv8g1tr4j02</text:p>
          </table:table-cell>
          <table:table-cell office:value-type="string">
            <text:p>RED</text:p>
          </table:table-cell>
          <table:table-cell office:value-type="string">
            <text:p>Podernovi Brunello di Montalcino</text:p>
          </table:table-cell>
          <table:table-cell office:value-type="string">
            <text:p>San Polo</text:p>
          </table:table-cell>
          <table:table-cell office:value-type="float" office:value="54.343567">
            <text:p>54.343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3000">
            <text:p>23000</text:p>
          </table:table-cell>
          <table:table-cell office:value-type="float" office:value="12000">
            <text:p>1200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800">
            <text:p>13800</text:p>
          </table:table-cell>
          <table:table-cell office:value-type="float" office:value="5800">
            <text:p>580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qj6h9w9rp9gsh81v1</text:p>
          </table:table-cell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float" office:value="50.594456">
            <text:p>50.594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590">
            <text:p>25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d27tjz7dt25a6wpm</text:p>
          </table:table-cell>
          <table:table-cell office:value-type="string">
            <text:p>DESSERT</text:p>
          </table:table-cell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float" office:value="50.9487">
            <text:p>50.94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uvee Eiswein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650">
            <text:p>26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8ecbeyt9ep2qhd9py</text:p>
          </table:table-cell>
          <table:table-cell office:value-type="string">
            <text:p>DESSERT</text:p>
          </table:table-cell>
          <table:table-cell office:value-type="string">
            <text:p>Eiswein Cuvée</text:p>
          </table:table-cell>
          <table:table-cell office:value-type="string">
            <text:p>Kracher</text:p>
          </table:table-cell>
          <table:table-cell office:value-type="float" office:value="34.086166">
            <text:p>34.0861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400">
            <text:p>5400</text:p>
          </table:table-cell>
          <table:table-cell office:value-type="float" office:value="1980">
            <text:p>198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kmny2g5h2ttf5nen</text:p>
          </table:table-cell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float" office:value="56.204105">
            <text:p>56.2041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First Lady Bio </text:p>
          </table:table-cell>
          <table:table-cell office:value-type="string">
            <text:p>Papst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zyb5sq0jq6cj8gje3ee73</text:p>
          </table:table-cell>
          <table:table-cell office:value-type="string">
            <text:p>WHITE</text:p>
          </table:table-cell>
          <table:table-cell office:value-type="string">
            <text:p>Chardonnay First Lady Bio</text:p>
          </table:table-cell>
          <table:table-cell office:value-type="string">
            <text:p>Papstlhof</text:p>
          </table:table-cell>
          <table:table-cell office:value-type="float" office:value="57.929348">
            <text:p>57.9293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Podernovi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400">
            <text:p>15400</text:p>
          </table:table-cell>
          <table:table-cell office:value-type="float" office:value="7500">
            <text:p>7500</text:p>
          </table:table-cell>
          <table:table-cell office:value-type="float" office:value="22">
            <text:p>22</text:p>
          </table:table-cell>
          <table:table-cell office:value-type="string">
            <text:p>I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tx6b6fv8g1tr4j02</text:p>
          </table:table-cell>
          <table:table-cell office:value-type="string">
            <text:p>RED</text:p>
          </table:table-cell>
          <table:table-cell office:value-type="string">
            <text:p>Podernovi Brunello di Montalcino</text:p>
          </table:table-cell>
          <table:table-cell office:value-type="string">
            <text:p>San Polo</text:p>
          </table:table-cell>
          <table:table-cell office:value-type="float" office:value="54.343567">
            <text:p>54.343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400">
            <text:p>5400</text:p>
          </table:table-cell>
          <table:table-cell office:value-type="float" office:value="8">
            <text:p>8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y2hr954cemgymcadg</text:p>
          </table:table-cell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float" office:value="47.725025">
            <text:p>47.7250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mpagne  Dosage Zero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4300">
            <text:p>43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rga1vq11xnb6290y</text:p>
          </table:table-cell>
          <table:table-cell office:value-type="string">
            <text:p>SPARKLING</text:p>
          </table:table-cell>
          <table:table-cell office:value-type="string">
            <text:p>Champagne Dosage Zéro</text:p>
          </table:table-cell>
          <table:table-cell office:value-type="string">
            <text:p>Bruno Paillard</text:p>
          </table:table-cell>
          <table:table-cell office:value-type="float" office:value="48.66136">
            <text:p>48.661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Solt</text:p>
          </table:table-cell>
          <table:table-cell office:value-type="string">
            <text:p>St. 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e4vawhrfzj1r6w10fw</text:p>
          </table:table-cell>
          <table:table-cell office:value-type="string">
            <text:p>WHITE</text:p>
          </table:table-cell>
          <table:table-cell office:value-type="string">
            <text:p>Solt Weissburgunder</text:p>
          </table:table-cell>
          <table:table-cell office:value-type="string">
            <text:p>St Quirinus</text:p>
          </table:table-cell>
          <table:table-cell office:value-type="float" office:value="46.447433">
            <text:p>46.4474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 Kame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Sivi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1920">
            <text:p>1920</text:p>
          </table:table-cell>
          <table:table-cell office:value-type="float" office:value="10">
            <text:p>10</text:p>
          </table:table-cell>
          <table:table-cell office:value-type="string">
            <text:p>C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v66kq1z82cawagzd</text:p>
          </table:table-cell>
          <table:table-cell office:value-type="string">
            <text:p>WHITE</text:p>
          </table:table-cell>
          <table:table-cell office:value-type="string">
            <text:p>Pinot Grigio Sivi</text:p>
          </table:table-cell>
          <table:table-cell office:value-type="string">
            <text:p>Radikon</text:p>
          </table:table-cell>
          <table:table-cell office:value-type="float" office:value="45.007126">
            <text:p>45.0071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float" office:value="48.347534">
            <text:p>48.347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ianco Vespa</text:p>
          </table:table-cell>
          <table:table-cell office:value-type="string">
            <text:p>Bastian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3200">
            <text:p>13200</text:p>
          </table:table-cell>
          <table:table-cell office:value-type="float" office:value="5738">
            <text:p>5738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xh0cd0f1hzs7ah41</text:p>
          </table:table-cell>
          <table:table-cell office:value-type="string">
            <text:p>WHITE</text:p>
          </table:table-cell>
          <table:table-cell office:value-type="string">
            <text:p>Vespa Bianco</text:p>
          </table:table-cell>
          <table:table-cell office:value-type="string">
            <text:p>Bastianich</text:p>
          </table:table-cell>
          <table:table-cell office:value-type="float" office:value="46.475975">
            <text:p>46.4759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Kaplja</text:p>
          </table:table-cell>
          <table:table-cell office:value-type="string">
            <text:p> 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6w80qcv5yfx9dvmbmkzm</text:p>
          </table:table-cell>
          <table:table-cell office:value-type="string">
            <text:p>WHITE</text:p>
          </table:table-cell>
          <table:table-cell office:value-type="string">
            <text:p>Collio Bianco Kaplja</text:p>
          </table:table-cell>
          <table:table-cell office:value-type="string">
            <text:p>Damijan Podversic</text:p>
          </table:table-cell>
          <table:table-cell office:value-type="float" office:value="64.05487">
            <text:p>64.054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Kaplja</text:p>
          </table:table-cell>
          <table:table-cell office:value-type="string">
            <text:p> 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400">
            <text:p>64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6w80qcv5yfx9dvmbmkzm</text:p>
          </table:table-cell>
          <table:table-cell office:value-type="string">
            <text:p>WHITE</text:p>
          </table:table-cell>
          <table:table-cell office:value-type="string">
            <text:p>Collio Bianco Kaplja</text:p>
          </table:table-cell>
          <table:table-cell office:value-type="string">
            <text:p>Damijan Podversic</text:p>
          </table:table-cell>
          <table:table-cell office:value-type="float" office:value="64.05487">
            <text:p>64.054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650">
            <text:p>2650</text:p>
          </table:table-cell>
          <table:table-cell office:value-type="float" office:value="7">
            <text:p>7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Bla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hen7jnj4qtbsccdj</text:p>
          </table:table-cell>
          <table:table-cell office:value-type="string">
            <text:p>WHITE</text:p>
          </table:table-cell>
          <table:table-cell office:value-type="string">
            <text:p>Bla Bla Bla</text:p>
          </table:table-cell>
          <table:table-cell office:value-type="string">
            <text:p>Alois Lageder</text:p>
          </table:table-cell>
          <table:table-cell office:value-type="float" office:value="31.9443">
            <text:p>31.94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latterle Bla Bla 2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hbvg27ekb1tdbrryv</text:p>
          </table:table-cell>
          <table:table-cell office:value-type="string">
            <text:p>WHITE</text:p>
          </table:table-cell>
          <table:table-cell office:value-type="string">
            <text:p>Bla Bla 2</text:p>
          </table:table-cell>
          <table:table-cell office:value-type="string">
            <text:p>Alois Lageder</text:p>
          </table:table-cell>
          <table:table-cell office:value-type="float" office:value="65.50761">
            <text:p>65.507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rricante SciareVive Bianco </text:p>
          </table:table-cell>
          <table:table-cell office:value-type="string">
            <text:p>Vigneti Vecc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750">
            <text:p>1750</text:p>
          </table:table-cell>
          <table:table-cell office:value-type="float" office:value="8">
            <text:p>8</text:p>
          </table:table-cell>
          <table:table-cell office:value-type="string">
            <text:p>D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1kqkpttn7533hves3k</text:p>
          </table:table-cell>
          <table:table-cell office:value-type="string">
            <text:p>WHITE</text:p>
          </table:table-cell>
          <table:table-cell office:value-type="string">
            <text:p>Sciare Vive Bianco</text:p>
          </table:table-cell>
          <table:table-cell office:value-type="string">
            <text:p>Vigneti Vecchio</text:p>
          </table:table-cell>
          <table:table-cell office:value-type="float" office:value="33.40725">
            <text:p>33.407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ltkirch</text:p>
          </table:table-cell>
          <table:table-cell office:value-type="string">
            <text:p>K.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50">
            <text:p>2950</text:p>
          </table:table-cell>
          <table:table-cell office:value-type="float" office:value="780">
            <text:p>78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q5j6pqynm7112vj</text:p>
          </table:table-cell>
          <table:table-cell office:value-type="string">
            <text:p>WHITE</text:p>
          </table:table-cell>
          <table:table-cell office:value-type="string">
            <text:p>Altkirch Chardonnay</text:p>
          </table:table-cell>
          <table:table-cell office:value-type="string">
            <text:p>Kellerei Schreckbichl / Cantina Colterenzio</text:p>
          </table:table-cell>
          <table:table-cell office:value-type="float" office:value="32.314934">
            <text:p>32.3149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800">
            <text:p>5800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00">
            <text:p>5800</text:p>
          </table:table-cell>
          <table:table-cell office:value-type="float" office:value="2680">
            <text:p>2680</text:p>
          </table:table-cell>
          <table:table-cell office:value-type="float" office:value="30">
            <text:p>30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Pouilly- Sur la Roche</text:p>
          </table:table-cell>
          <table:table-cell office:value-type="string">
            <text:p>Saumaiz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2600">
            <text:p>2600</text:p>
          </table:table-cell>
          <table:table-cell office:value-type="float" office:value="7">
            <text:p>7</text:p>
          </table:table-cell>
          <table:table-cell office:value-type="string">
            <text:p>A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5pnebymbw4d9r9zq8</text:p>
          </table:table-cell>
          <table:table-cell office:value-type="string">
            <text:p>WHITE</text:p>
          </table:table-cell>
          <table:table-cell office:value-type="string">
            <text:p>Sur La Roche Pouilly-Fuissé</text:p>
          </table:table-cell>
          <table:table-cell office:value-type="string">
            <text:p>Jacques &amp; Nathalie Saumaize</text:p>
          </table:table-cell>
          <table:table-cell office:value-type="float" office:value="35.69255">
            <text:p>35.692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 Costa Toscana</text:p>
          </table:table-cell>
          <table:table-cell office:value-type="string">
            <text:p>Terre del Si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300">
            <text:p>5300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2m42fgxbncfs7pz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re del Sillabo</text:p>
          </table:table-cell>
          <table:table-cell office:value-type="float" office:value="36.275284">
            <text:p>36.2752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9">
            <text:p>9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800">
            <text:p>8800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string">
            <text:p>B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25427">
            <text:p>53.1254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Bourgogne Blanc Cote d'Or</text:p>
          </table:table-cell>
          <table:table-cell office:value-type="string">
            <text:p>Jean Michael Gaun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2750">
            <text:p>2750</text:p>
          </table:table-cell>
          <table:table-cell office:value-type="float" office:value="14">
            <text:p>14</text:p>
          </table:table-cell>
          <table:table-cell office:value-type="string">
            <text:p>A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rwzfgrj5vbyy7cmnc</text:p>
          </table:table-cell>
          <table:table-cell office:value-type="string">
            <text:p>WHITE</text:p>
          </table:table-cell>
          <table:table-cell office:value-type="string">
            <text:p>Bourgogne Blanc</text:p>
          </table:table-cell>
          <table:table-cell office:value-type="string">
            <text:p>Domaine Jean-Michel Gaunoux</text:p>
          </table:table-cell>
          <table:table-cell office:value-type="float" office:value="38.15085">
            <text:p>38.150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Pet Nat vol 4</text:p>
          </table:table-cell>
          <table:table-cell office:value-type="string">
            <text:p>Fuchs und Ha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900">
            <text:p>1900</text:p>
          </table:table-cell>
          <table:table-cell office:value-type="float" office:value="24">
            <text:p>24</text:p>
          </table:table-cell>
          <table:table-cell office:value-type="string">
            <text:p>E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kqr5p895jdsv16zga3</text:p>
          </table:table-cell>
          <table:table-cell office:value-type="string">
            <text:p>SPARKLING</text:p>
          </table:table-cell>
          <table:table-cell office:value-type="string">
            <text:p>Pet Nat Vol 4</text:p>
          </table:table-cell>
          <table:table-cell office:value-type="string">
            <text:p>Weingut Fuchs und Hase</text:p>
          </table:table-cell>
          <table:table-cell office:value-type="float" office:value="60.897915">
            <text:p>60.8979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Pet Nat vol 2</text:p>
          </table:table-cell>
          <table:table-cell office:value-type="string">
            <text:p>Fuchs und Ha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jsdm4z2grpr0bfh2f</text:p>
          </table:table-cell>
          <table:table-cell office:value-type="string">
            <text:p>SPARKLING</text:p>
          </table:table-cell>
          <table:table-cell office:value-type="string">
            <text:p>Pet Nat Vol 2</text:p>
          </table:table-cell>
          <table:table-cell office:value-type="string">
            <text:p>Weingut Fuchs und Hase</text:p>
          </table:table-cell>
          <table:table-cell office:value-type="float" office:value="60.704853">
            <text:p>60.7048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GrünVel, Riesl, bacche rosse Kalkspitz Pet Nat Bio</text:p>
          </table:table-cell>
          <table:table-cell office:value-type="string">
            <text:p>Christoph Ho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350">
            <text:p>1350</text:p>
          </table:table-cell>
          <table:table-cell office:value-type="float" office:value="3">
            <text:p>3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etce1bgr5y3qjygv4jn2d</text:p>
          </table:table-cell>
          <table:table-cell office:value-type="string">
            <text:p>SPARKLING</text:p>
          </table:table-cell>
          <table:table-cell office:value-type="string">
            <text:p>Metodo Ancestrale Kalkspitz Brut Nature Bio</text:p>
          </table:table-cell>
          <table:table-cell office:value-type="string">
            <text:p>Christoph Hoch</text:p>
          </table:table-cell>
          <table:table-cell office:value-type="float" office:value="44.91315">
            <text:p>44.913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340">
            <text:p>1340</text:p>
          </table:table-cell>
          <table:table-cell office:value-type="float" office:value="4">
            <text:p>4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480">
            <text:p>1480</text:p>
          </table:table-cell>
          <table:table-cell office:value-type="float" office:value="11">
            <text:p>11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 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20">
            <text:p>2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 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 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25">
            <text:p>2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VRH Bianco</text:p>
          </table:table-cell>
          <table:table-cell office:value-type="string">
            <text:p>Riserva 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800">
            <text:p>9800</text:p>
          </table:table-cell>
          <table:table-cell office:value-type="float" office:value="3300">
            <text:p>3300</text:p>
          </table:table-cell>
          <table:table-cell office:value-type="float" office:value="4">
            <text:p>4</text:p>
          </table:table-cell>
          <table:table-cell office:value-type="string">
            <text:p>C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gb24g3qd3pmetyr2v</text:p>
          </table:table-cell>
          <table:table-cell office:value-type="string">
            <text:p>WHITE</text:p>
          </table:table-cell>
          <table:table-cell office:value-type="string">
            <text:p>Bianco Riserva VRH</text:p>
          </table:table-cell>
          <table:table-cell office:value-type="string">
            <text:p>La Castellada</text:p>
          </table:table-cell>
          <table:table-cell office:value-type="float" office:value="42.998566">
            <text:p>42.9985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LR Bianco Riserv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5030">
            <text:p>5030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0cnkeygg6v18nakwyt14q</text:p>
          </table:table-cell>
          <table:table-cell office:value-type="string">
            <text:p>WHITE</text:p>
          </table:table-cell>
          <table:table-cell office:value-type="string">
            <text:p>LR Riserva</text:p>
          </table:table-cell>
          <table:table-cell office:value-type="string">
            <text:p>Kellerei Schreckbichl / Cantina Colterenzio</text:p>
          </table:table-cell>
          <table:table-cell office:value-type="float" office:value="30.876719">
            <text:p>30.8767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Appiu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600">
            <text:p>16600</text:p>
          </table:table-cell>
          <table:table-cell office:value-type="float" office:value="7800">
            <text:p>7800</text:p>
          </table:table-cell>
          <table:table-cell office:value-type="float" office:value="5">
            <text:p>5</text:p>
          </table:table-cell>
          <table:table-cell office:value-type="string">
            <text:p>B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6919">
            <text:p>34.069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110">
            <text:p>3110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 Mus -XI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tpv3ww2mg31c1175</text:p>
          </table:table-cell>
          <table:table-cell office:value-type="string">
            <text:p>WHITE</text:p>
          </table:table-cell>
          <table:table-cell office:value-type="string">
            <text:p>MUS XIX</text:p>
          </table:table-cell>
          <table:table-cell office:value-type="string">
            <text:p>Alois Lageder</text:p>
          </table:table-cell>
          <table:table-cell office:value-type="float" office:value="37.047523">
            <text:p>37.0475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 Zie XVIII Dolomiti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9ckt8vd49mr72qgt</text:p>
          </table:table-cell>
          <table:table-cell office:value-type="string">
            <text:p>WHITE</text:p>
          </table:table-cell>
          <table:table-cell office:value-type="string">
            <text:p>ZIE</text:p>
          </table:table-cell>
          <table:table-cell office:value-type="string">
            <text:p>Alois Lageder</text:p>
          </table:table-cell>
          <table:table-cell office:value-type="float" office:value="28.50204">
            <text:p>28.50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 SEM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gytqm5bkkv6wyz3nm</text:p>
          </table:table-cell>
          <table:table-cell office:value-type="string">
            <text:p>WHITE</text:p>
          </table:table-cell>
          <table:table-cell office:value-type="string">
            <text:p>Sem XVII</text:p>
          </table:table-cell>
          <table:table-cell office:value-type="string">
            <text:p>Alois Lageder</text:p>
          </table:table-cell>
          <table:table-cell office:value-type="float" office:value="25.0707">
            <text:p>25.07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Weiss Timotheus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6vwtte6b54h9q1f8ap</text:p>
          </table:table-cell>
          <table:table-cell office:value-type="string">
            <text:p>WHITE</text:p>
          </table:table-cell>
          <table:table-cell office:value-type="string">
            <text:p>Timotheus Weiss</text:p>
          </table:table-cell>
          <table:table-cell office:value-type="string">
            <text:p>Gut Oggau</text:p>
          </table:table-cell>
          <table:table-cell office:value-type="float" office:value="60.472336">
            <text:p>60.4723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Weiss Theodora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400">
            <text:p>6400</text:p>
          </table:table-cell>
          <table:table-cell office:value-type="float" office:value="2450">
            <text:p>2450</text:p>
          </table:table-cell>
          <table:table-cell office:value-type="float" office:value="9">
            <text:p>9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97kvzy2qcczf7wmxxj</text:p>
          </table:table-cell>
          <table:table-cell office:value-type="string">
            <text:p>WHITE</text:p>
          </table:table-cell>
          <table:table-cell office:value-type="string">
            <text:p>Theodora</text:p>
          </table:table-cell>
          <table:table-cell office:value-type="string">
            <text:p>Gut Oggau</text:p>
          </table:table-cell>
          <table:table-cell office:value-type="float" office:value="53.333393">
            <text:p>53.3333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Bio Muscat</text:p>
          </table:table-cell>
          <table:table-cell office:value-type="string">
            <text:p>Heinrich Freyhe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24.607977">
            <text:p>24.607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Bio Graue Freiheit</text:p>
          </table:table-cell>
          <table:table-cell office:value-type="string">
            <text:p>Heinrich Freyhe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40.536278">
            <text:p>40.5362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Solera "Revolution"</text:p>
          </table:table-cell>
          <table:table-cell office:value-type="string">
            <text:p>Johannes Zi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d2s6eqsm6pvk9sy0z</text:p>
          </table:table-cell>
          <table:table-cell office:value-type="string">
            <text:p>ROSE</text:p>
          </table:table-cell>
          <table:table-cell office:value-type="string">
            <text:p>Revølution Pink Solera</text:p>
          </table:table-cell>
          <table:table-cell office:value-type="string">
            <text:p>Johannes Zillinger</text:p>
          </table:table-cell>
          <table:table-cell office:value-type="float" office:value="52.73429">
            <text:p>52.734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Materia Prima Bio </text:p>
          </table:table-cell>
          <table:table-cell office:value-type="string">
            <text:p>Fr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400">
            <text:p>2400</text:p>
          </table:table-cell>
          <table:table-cell office:value-type="float" office:value="8">
            <text:p>8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try83aw1x1q825mpr</text:p>
          </table:table-cell>
          <table:table-cell office:value-type="string">
            <text:p>WHITE</text:p>
          </table:table-cell>
          <table:table-cell office:value-type="string">
            <text:p>Materia Prima</text:p>
          </table:table-cell>
          <table:table-cell office:value-type="string">
            <text:p>Weinberghof Fritsch</text:p>
          </table:table-cell>
          <table:table-cell office:value-type="float" office:value="36.642113">
            <text:p>36.6421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bianco Piwi  Petit Boutique Bio</text:p>
          </table:table-cell>
          <table:table-cell office:value-type="string">
            <text:p>Boutique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750">
            <text:p>1750</text:p>
          </table:table-cell>
          <table:table-cell office:value-type="float" office:value="24">
            <text:p>24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s9k1vr83k4bp0g88t</text:p>
          </table:table-cell>
          <table:table-cell office:value-type="string">
            <text:p>WHITE</text:p>
          </table:table-cell>
          <table:table-cell office:value-type="string">
            <text:p>Boina Branco</text:p>
          </table:table-cell>
          <table:table-cell office:value-type="string">
            <text:p>Portugal Boutique Winery</text:p>
          </table:table-cell>
          <table:table-cell office:value-type="float" office:value="28.533295">
            <text:p>28.5332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iano Ognostro</text:p>
          </table:table-cell>
          <table:table-cell office:value-type="string">
            <text:p>Az. Agri Tine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v3ad8m4wkjbyzm7crs</text:p>
          </table:table-cell>
          <table:table-cell office:value-type="string">
            <text:p>ROSE</text:p>
          </table:table-cell>
          <table:table-cell office:value-type="string">
            <text:p>Viano Rosato Merlot</text:p>
          </table:table-cell>
          <table:table-cell office:value-type="string">
            <text:p>Cantina Ari</text:p>
          </table:table-cell>
          <table:table-cell office:value-type="float" office:value="17.840048">
            <text:p>17.8400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Castelfeder</text:p>
          </table:table-cell>
          <table:table-cell office:value-type="string">
            <text:p>Von Leh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35">
            <text:p>3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dppktg9k8xa4w2pw7q</text:p>
          </table:table-cell>
          <table:table-cell office:value-type="string">
            <text:p>DESSERT</text:p>
          </table:table-cell>
          <table:table-cell office:value-type="string">
            <text:p>Gewürztraminer</text:p>
          </table:table-cell>
          <table:table-cell office:value-type="string">
            <text:p>Von Winning</text:p>
          </table:table-cell>
          <table:table-cell office:value-type="float" office:value="18.935352">
            <text:p>18.9353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Mitterberg IGT/Doc</text:p>
          </table:table-cell>
          <table:table-cell office:value-type="string">
            <text:p>In der Ebe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660">
            <text:p>166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vtz4gasvnzdygyt5</text:p>
          </table:table-cell>
          <table:table-cell office:value-type="string">
            <text:p>WHITE</text:p>
          </table:table-cell>
          <table:table-cell office:value-type="string">
            <text:p>Gewürztraminer Bio</text:p>
          </table:table-cell>
          <table:table-cell office:value-type="string">
            <text:p>Weingut In Der Eben</text:p>
          </table:table-cell>
          <table:table-cell office:value-type="float" office:value="29.285772">
            <text:p>29.2857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Emmeramm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7sj279znv7n6vs22ah</text:p>
          </table:table-cell>
          <table:table-cell office:value-type="string">
            <text:p>WHITE</text:p>
          </table:table-cell>
          <table:table-cell office:value-type="string">
            <text:p>Emmeram Gewürztraminer</text:p>
          </table:table-cell>
          <table:table-cell office:value-type="string">
            <text:p>Gut Oggau</text:p>
          </table:table-cell>
          <table:table-cell office:value-type="float" office:value="56.687492">
            <text:p>56.6874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Thur XVI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6jexktfa5nk0ghzv</text:p>
          </table:table-cell>
          <table:table-cell office:value-type="string">
            <text:p>WHITE</text:p>
          </table:table-cell>
          <table:table-cell office:value-type="string">
            <text:p>THUR XVI</text:p>
          </table:table-cell>
          <table:table-cell office:value-type="string">
            <text:p>Alois Lageder</text:p>
          </table:table-cell>
          <table:table-cell office:value-type="float" office:value="53.64046">
            <text:p>53.640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gato/Vermentino Crescendo</text:p>
          </table:table-cell>
          <table:table-cell office:value-type="string">
            <text:p>Tenuta Selva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1d46m71ac863csjq1j</text:p>
          </table:table-cell>
          <table:table-cell office:value-type="string">
            <text:p>WHITE</text:p>
          </table:table-cell>
          <table:table-cell office:value-type="string">
            <text:p>Crescendo</text:p>
          </table:table-cell>
          <table:table-cell office:value-type="string">
            <text:p>Selvadolce</text:p>
          </table:table-cell>
          <table:table-cell office:value-type="float" office:value="43.159054">
            <text:p>43.1590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Rebula Blu</text:p>
          </table:table-cell>
          <table:table-cell office:value-type="string">
            <text:p>N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243">
            <text:p>1243</text:p>
          </table:table-cell>
          <table:table-cell office:value-type="float" office:value="10">
            <text:p>10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j49svwy7q1ke3h3jms</text:p>
          </table:table-cell>
          <table:table-cell office:value-type="string">
            <text:p>WHITE</text:p>
          </table:table-cell>
          <table:table-cell office:value-type="string">
            <text:p>Rebula Blue Label</text:p>
          </table:table-cell>
          <table:table-cell office:value-type="string">
            <text:p>Nando</text:p>
          </table:table-cell>
          <table:table-cell office:value-type="float" office:value="40.381634">
            <text:p>40.3816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Gravner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10041">
            <text:p>44.100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Damijan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xjdxrptksrwbekv4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Damijan Podversic</text:p>
          </table:table-cell>
          <table:table-cell office:value-type="float" office:value="64.561386">
            <text:p>64.5613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Riserva</text:p>
          </table:table-cell>
          <table:table-cell office:value-type="string">
            <text:p>Famiglia Ro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400">
            <text:p>5400</text:p>
          </table:table-cell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eqzdaxs2wfsjcrwhk</text:p>
          </table:table-cell>
          <table:table-cell office:value-type="string">
            <text:p>WHITE</text:p>
          </table:table-cell>
          <table:table-cell office:value-type="string">
            <text:p>Riesling Praecipuus</text:p>
          </table:table-cell>
          <table:table-cell office:value-type="string">
            <text:p>Roeno</text:p>
          </table:table-cell>
          <table:table-cell office:value-type="float" office:value="29.759514">
            <text:p>29.7595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3650">
            <text:p>365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gwwvq8pbvtvvfhr4h</text:p>
          </table:table-cell>
          <table:table-cell office:value-type="string">
            <text:p>WHITE</text:p>
          </table:table-cell>
          <table:table-cell office:value-type="string">
            <text:p>Riesling Smaragd Loibner</text:p>
          </table:table-cell>
          <table:table-cell office:value-type="string">
            <text:p>Weingut Knoll</text:p>
          </table:table-cell>
          <table:table-cell office:value-type="float" office:value="29.345465">
            <text:p>29.3454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800">
            <text:p>9800</text:p>
          </table:table-cell>
          <table:table-cell office:value-type="float" office:value="4750">
            <text:p>4750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gwwvq8pbvtvvfhr4h</text:p>
          </table:table-cell>
          <table:table-cell office:value-type="string">
            <text:p>WHITE</text:p>
          </table:table-cell>
          <table:table-cell office:value-type="string">
            <text:p>Riesling Smaragd Loibner</text:p>
          </table:table-cell>
          <table:table-cell office:value-type="string">
            <text:p>Weingut Knoll</text:p>
          </table:table-cell>
          <table:table-cell office:value-type="float" office:value="29.345465">
            <text:p>29.3454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2890">
            <text:p>289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pafq5392x7x5w1k2</text:p>
          </table:table-cell>
          <table:table-cell office:value-type="string">
            <text:p>WHITE</text:p>
          </table:table-cell>
          <table:table-cell office:value-type="string">
            <text:p>Riesling Marienburg Spätlese</text:p>
          </table:table-cell>
          <table:table-cell office:value-type="string">
            <text:p>Clemens Busch</text:p>
          </table:table-cell>
          <table:table-cell office:value-type="float" office:value="46.21691">
            <text:p>46.216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pafq5392x7x5w1k2</text:p>
          </table:table-cell>
          <table:table-cell office:value-type="string">
            <text:p>WHITE</text:p>
          </table:table-cell>
          <table:table-cell office:value-type="string">
            <text:p>Riesling Marienburg Spätlese</text:p>
          </table:table-cell>
          <table:table-cell office:value-type="string">
            <text:p>Clemens Busch</text:p>
          </table:table-cell>
          <table:table-cell office:value-type="float" office:value="46.21691">
            <text:p>46.216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340">
            <text:p>2340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9.400627">
            <text:p>49.4006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Vom Schiefer</text:p>
          </table:table-cell>
          <table:table-cell office:value-type="string">
            <text:p>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250">
            <text:p>1250</text:p>
          </table:table-cell>
          <table:table-cell office:value-type="float" office:value="14">
            <text:p>14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t7a93yk5xn74mzwrc</text:p>
          </table:table-cell>
          <table:table-cell office:value-type="string">
            <text:p>WHITE</text:p>
          </table:table-cell>
          <table:table-cell office:value-type="string">
            <text:p>Vom Schiefer Riesling</text:p>
          </table:table-cell>
          <table:table-cell office:value-type="string">
            <text:p>Ansgar Clüsserath</text:p>
          </table:table-cell>
          <table:table-cell office:value-type="float" office:value="36.0418">
            <text:p>36.0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lkofen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360">
            <text:p>3360</text:p>
          </table:table-cell>
          <table:table-cell office:value-type="float" office:value="4">
            <text:p>4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bxwcmnwc6hk69k81v</text:p>
          </table:table-cell>
          <table:table-cell office:value-type="string">
            <text:p>WHITE</text:p>
          </table:table-cell>
          <table:table-cell office:value-type="string">
            <text:p>Riesling Deidesheimer Kalkofen</text:p>
          </table:table-cell>
          <table:table-cell office:value-type="string">
            <text:p>Von Winning</text:p>
          </table:table-cell>
          <table:table-cell office:value-type="float" office:value="45.50341">
            <text:p>45.503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lkofen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360">
            <text:p>3360</text:p>
          </table:table-cell>
          <table:table-cell office:value-type="float" office:value="12">
            <text:p>12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bxwcmnwc6hk69k81v</text:p>
          </table:table-cell>
          <table:table-cell office:value-type="string">
            <text:p>WHITE</text:p>
          </table:table-cell>
          <table:table-cell office:value-type="string">
            <text:p>Riesling Deidesheimer Kalkofen</text:p>
          </table:table-cell>
          <table:table-cell office:value-type="string">
            <text:p>Von Winning</text:p>
          </table:table-cell>
          <table:table-cell office:value-type="float" office:value="45.50341">
            <text:p>45.503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irchberg</text:p>
          </table:table-cell>
          <table:table-cell office:value-type="string">
            <text:p>Heymann- Löw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300">
            <text:p>3300</text:p>
          </table:table-cell>
          <table:table-cell office:value-type="float" office:value="10">
            <text:p>10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dy4ggcgxx7z017xfv</text:p>
          </table:table-cell>
          <table:table-cell office:value-type="string">
            <text:p>WHITE</text:p>
          </table:table-cell>
          <table:table-cell office:value-type="string">
            <text:p>Kirchberg</text:p>
          </table:table-cell>
          <table:table-cell office:value-type="string">
            <text:p>Heymann-Löwenstein</text:p>
          </table:table-cell>
          <table:table-cell office:value-type="float" office:value="44.379528">
            <text:p>44.3795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Flora Cellar Reserve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600">
            <text:p>8600</text:p>
          </table:table-cell>
          <table:table-cell office:value-type="float" office:value="3370">
            <text:p>337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68kd0thbpvqktd36a</text:p>
          </table:table-cell>
          <table:table-cell office:value-type="string">
            <text:p>WHITE</text:p>
          </table:table-cell>
          <table:table-cell office:value-type="string">
            <text:p>Flora Sauvignon</text:p>
          </table:table-cell>
          <table:table-cell office:value-type="string">
            <text:p>Girlan</text:p>
          </table:table-cell>
          <table:table-cell office:value-type="float" office:value="37.76786">
            <text:p>37.767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Porphyr &amp; Kalk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610">
            <text:p>161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42.760353">
            <text:p>42.7603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afoa</text:p>
          </table:table-cell>
          <table:table-cell office:value-type="string">
            <text:p>K.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939">
            <text:p>1939</text:p>
          </table:table-cell>
          <table:table-cell office:value-type="float" office:value="24">
            <text:p>24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20-21</text:p>
          </table:table-cell>
          <table:table-cell office:value-type="string">
            <text:p>Roberto Ferrari</text:p>
          </table:table-cell>
          <table:table-cell office:value-type="string">
            <text:p>20-21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3.310436">
            <text:p>33.3104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18-19-20 Pulsar</text:p>
          </table:table-cell>
          <table:table-cell office:value-type="string">
            <text:p>Roberto Ferrari</text:p>
          </table:table-cell>
          <table:table-cell office:value-type="string">
            <text:p>18-19-20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42.483997">
            <text:p>42.4839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UI X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gxhgcctehk1fhap8f</text:p>
          </table:table-cell>
          <table:table-cell office:value-type="string">
            <text:p>WHITE</text:p>
          </table:table-cell>
          <table:table-cell office:value-type="string">
            <text:p>SIL XX</text:p>
          </table:table-cell>
          <table:table-cell office:value-type="string">
            <text:p>Alois Lageder</text:p>
          </table:table-cell>
          <table:table-cell office:value-type="float" office:value="30.610546">
            <text:p>30.610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Pouilly Fumé En Travertin</text:p>
          </table:table-cell>
          <table:table-cell office:value-type="string">
            <text:p>D. 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814">
            <text:p>1814</text:p>
          </table:table-cell>
          <table:table-cell office:value-type="float" office:value="6">
            <text:p>6</text:p>
          </table:table-cell>
          <table:table-cell office:value-type="string">
            <text:p>A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k90nfsntz07mkcngt</text:p>
          </table:table-cell>
          <table:table-cell office:value-type="string">
            <text:p>WHITE</text:p>
          </table:table-cell>
          <table:table-cell office:value-type="string">
            <text:p>Pouilly-Fumé En Travertin</text:p>
          </table:table-cell>
          <table:table-cell office:value-type="string">
            <text:p>Henri Bourgeois</text:p>
          </table:table-cell>
          <table:table-cell office:value-type="float" office:value="58.0365">
            <text:p>58.03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Blanc Sancerre Blanc Le Pierrier</text:p>
          </table:table-cell>
          <table:table-cell office:value-type="string">
            <text:p>Thomas &amp; Fil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string">
            <text:p>A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d676jvasa38xavzsd</text:p>
          </table:table-cell>
          <table:table-cell office:value-type="string">
            <text:p>WHITE</text:p>
          </table:table-cell>
          <table:table-cell office:value-type="string">
            <text:p>Sancerre Le Pierrier</text:p>
          </table:table-cell>
          <table:table-cell office:value-type="string">
            <text:p>Domaine Thomas &amp; Fils</text:p>
          </table:table-cell>
          <table:table-cell office:value-type="float" office:value="35.40586">
            <text:p>35.405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Campo delle Oche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p59w9q0tj95gr0mn2</text:p>
          </table:table-cell>
          <table:table-cell office:value-type="string">
            <text:p>WHITE</text:p>
          </table:table-cell>
          <table:table-cell office:value-type="string">
            <text:p>Verdicchio Campo delle Oche Integrale</text:p>
          </table:table-cell>
          <table:table-cell office:value-type="string">
            <text:p>Fattoria San Lorenzo</text:p>
          </table:table-cell>
          <table:table-cell office:value-type="float" office:value="55.43531">
            <text:p>55.435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0200">
            <text:p>10200</text:p>
          </table:table-cell>
          <table:table-cell office:value-type="float" office:value="4750">
            <text:p>47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cyhe0rjtn84cj8ns</text:p>
          </table:table-cell>
          <table:table-cell office:value-type="string">
            <text:p>WHITE</text:p>
          </table:table-cell>
          <table:table-cell office:value-type="string">
            <text:p>Il San Lorenzo Bianco</text:p>
          </table:table-cell>
          <table:table-cell office:value-type="string">
            <text:p>Fattoria San Lorenzo</text:p>
          </table:table-cell>
          <table:table-cell office:value-type="float" office:value="51.47798">
            <text:p>51.477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 Foresto</text:p>
          </table:table-cell>
          <table:table-cell office:value-type="string">
            <text:p>La Ric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zaehqcz3w68g7wefc</text:p>
          </table:table-cell>
          <table:table-cell office:value-type="string">
            <text:p>SPARKLING</text:p>
          </table:table-cell>
          <table:table-cell office:value-type="string">
            <text:p>Foresto</text:p>
          </table:table-cell>
          <table:table-cell office:value-type="string">
            <text:p>Le Bertole</text:p>
          </table:table-cell>
          <table:table-cell office:value-type="float" office:value="16.467827">
            <text:p>16.4678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hetta Ninte de Ninte</text:p>
          </table:table-cell>
          <table:table-cell office:value-type="string">
            <text:p>La Ric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100">
            <text:p>510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tmh3j7afk6pbbz91na</text:p>
          </table:table-cell>
          <table:table-cell office:value-type="string">
            <text:p>WHITE</text:p>
          </table:table-cell>
          <table:table-cell office:value-type="string">
            <text:p>Nine Barrel Chardonnay</text:p>
          </table:table-cell>
          <table:table-cell office:value-type="string">
            <text:p>La Crema</text:p>
          </table:table-cell>
          <table:table-cell office:value-type="float" office:value="21.052685">
            <text:p>21.0526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 Solole</text:p>
          </table:table-cell>
          <table:table-cell office:value-type="string">
            <text:p>Poggio al Tesoro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350">
            <text:p>135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fy48dg6y7xdhtte84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Poggio al Vento</text:p>
          </table:table-cell>
          <table:table-cell office:value-type="float" office:value="25.600176">
            <text:p>25.6001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vska 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56.021133">
            <text:p>56.021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vska Vitovska Collectio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0200">
            <text:p>10200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0x61mc0g2w7ecew2</text:p>
          </table:table-cell>
          <table:table-cell office:value-type="string">
            <text:p>WHITE</text:p>
          </table:table-cell>
          <table:table-cell office:value-type="string">
            <text:p>Vitovska Collection</text:p>
          </table:table-cell>
          <table:table-cell office:value-type="string">
            <text:p>Zidarich</text:p>
          </table:table-cell>
          <table:table-cell office:value-type="float" office:value="58.113968">
            <text:p>58.1139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vska Vitovska Collectio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600">
            <text:p>10600</text:p>
          </table:table-cell>
          <table:table-cell office:value-type="float" office:value="4900">
            <text:p>49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0x61mc0g2w7ecew2</text:p>
          </table:table-cell>
          <table:table-cell office:value-type="string">
            <text:p>WHITE</text:p>
          </table:table-cell>
          <table:table-cell office:value-type="string">
            <text:p>Vitovska Collection</text:p>
          </table:table-cell>
          <table:table-cell office:value-type="string">
            <text:p>Zidarich</text:p>
          </table:table-cell>
          <table:table-cell office:value-type="float" office:value="58.113968">
            <text:p>58.1139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ska Origine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100">
            <text:p>3100</text:p>
          </table:table-cell>
          <table:table-cell office:value-type="float" office:value="18">
            <text:p>18</text:p>
          </table:table-cell>
          <table:table-cell office:value-type="string">
            <text:p>C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gfhzehf4pngw112s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float" office:value="43.21505">
            <text:p>43.2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Kristallberg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570">
            <text:p>157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33.762794">
            <text:p>33.7627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Vigneti delle Dolomiti</text:p>
          </table:table-cell>
          <table:table-cell office:value-type="string">
            <text:p>Patrick Uc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240">
            <text:p>2240</text:p>
          </table:table-cell>
          <table:table-cell office:value-type="float" office:value="7">
            <text:p>7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7wfw83m24ak32jmfgx</text:p>
          </table:table-cell>
          <table:table-cell office:value-type="string">
            <text:p>WHITE</text:p>
          </table:table-cell>
          <table:table-cell office:value-type="string">
            <text:p>Vieilles Vignes  Meursault</text:p>
          </table:table-cell>
          <table:table-cell office:value-type="string">
            <text:p>Patrick Piuze</text:p>
          </table:table-cell>
          <table:table-cell office:value-type="float" office:value="18.147163">
            <text:p>18.1471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Zibibbo Integer Zibibbo</text:p>
          </table:table-cell>
          <table:table-cell office:value-type="string">
            <text:p>De Bar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739">
            <text:p>173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qq2wdkd95c90cwj8e</text:p>
          </table:table-cell>
          <table:table-cell office:value-type="string">
            <text:p>WHITE</text:p>
          </table:table-cell>
          <table:table-cell office:value-type="string">
            <text:p>Integer Zibibbo</text:p>
          </table:table-cell>
          <table:table-cell office:value-type="string">
            <text:p>Marco de Bartoli</text:p>
          </table:table-cell>
          <table:table-cell office:value-type="float" office:value="50.06565">
            <text:p>50.065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 Blanc de Blanc Millesim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4800">
            <text:p>14800</text:p>
          </table:table-cell>
          <table:table-cell office:value-type="float" office:value="7800">
            <text:p>7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23fftd92bbm33x9k</text:p>
          </table:table-cell>
          <table:table-cell office:value-type="string">
            <text:p>SPARKLING</text:p>
          </table:table-cell>
          <table:table-cell office:value-type="string">
            <text:p>Blanc de Blancs Brut</text:p>
          </table:table-cell>
          <table:table-cell office:value-type="string">
            <text:p>Bruno Paillard</text:p>
          </table:table-cell>
          <table:table-cell office:value-type="float" office:value="42.98928">
            <text:p>42.989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 Blanc de Blanc Brut</text:p>
          </table:table-cell>
          <table:table-cell office:value-type="string">
            <text:p>Claude Miche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800">
            <text:p>28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67at19gm5k1rq2rhq4</text:p>
          </table:table-cell>
          <table:table-cell office:value-type="string">
            <text:p>SPARKLING</text:p>
          </table:table-cell>
          <table:table-cell office:value-type="string">
            <text:p>Västerås Blanc de Blancs Sélection Brut Champagne</text:p>
          </table:table-cell>
          <table:table-cell office:value-type="string">
            <text:p>Claude Michez</text:p>
          </table:table-cell>
          <table:table-cell office:value-type="float" office:value="38.454155">
            <text:p>38.4541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Grand Cru Extra Brut</text:p>
          </table:table-cell>
          <table:table-cell office:value-type="string">
            <text:p>Crete Chamber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600">
            <text:p>9600</text:p>
          </table:table-cell>
          <table:table-cell office:value-type="float" office:value="3900">
            <text:p>39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1taesm8pdcjmscdn01</text:p>
          </table:table-cell>
          <table:table-cell office:value-type="string">
            <text:p>SPARKLING</text:p>
          </table:table-cell>
          <table:table-cell office:value-type="string">
            <text:p>Quintile Blanc de Blancs Champagne Grand Cru</text:p>
          </table:table-cell>
          <table:table-cell office:value-type="string">
            <text:p>Crété Chamberlin</text:p>
          </table:table-cell>
          <table:table-cell office:value-type="float" office:value="52.7884">
            <text:p>52.78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Pinot Noir Brut D'Eulalie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3600">
            <text:p>36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dh1pmc5rn2mw7bwr4r</text:p>
          </table:table-cell>
          <table:table-cell office:value-type="string">
            <text:p>SPARKLING</text:p>
          </table:table-cell>
          <table:table-cell office:value-type="string">
            <text:p>Noir d'Eulalie Champagne</text:p>
          </table:table-cell>
          <table:table-cell office:value-type="string">
            <text:p>Edouard Duval</text:p>
          </table:table-cell>
          <table:table-cell office:value-type="float" office:value="55.214005">
            <text:p>55.2140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Vintage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3000">
            <text:p>33000</text:p>
          </table:table-cell>
          <table:table-cell office:value-type="float" office:value="12550">
            <text:p>125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34838">
            <text:p>44.34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lan de Blan Gran Cru</text:p>
          </table:table-cell>
          <table:table-cell office:value-type="string">
            <text:p>Fernand Thi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900">
            <text:p>7900</text:p>
          </table:table-cell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gn1e7ffw7cntqhr06</text:p>
          </table:table-cell>
          <table:table-cell office:value-type="string">
            <text:p>SPARKLING</text:p>
          </table:table-cell>
          <table:table-cell office:value-type="string">
            <text:p>Champagne Grand Cru Blanc de Blancs Brut</text:p>
          </table:table-cell>
          <table:table-cell office:value-type="string">
            <text:p>Fernand Thill</text:p>
          </table:table-cell>
          <table:table-cell office:value-type="float" office:value="40.60251">
            <text:p>40.602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 Ruinar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879">
            <text:p>387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2.008526">
            <text:p>42.0085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 Blanc du Blanc Nature</text:p>
          </table:table-cell>
          <table:table-cell office:value-type="string">
            <text:p>Laherte 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3700">
            <text:p>37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canhpm4prr1pphzn</text:p>
          </table:table-cell>
          <table:table-cell office:value-type="string">
            <text:p>SPARKLING</text:p>
          </table:table-cell>
          <table:table-cell office:value-type="string">
            <text:p>Champagne Blanc de Blancs Brut Nature</text:p>
          </table:table-cell>
          <table:table-cell office:value-type="string">
            <text:p>Laherte Freres</text:p>
          </table:table-cell>
          <table:table-cell office:value-type="float" office:value="48.506897">
            <text:p>48.5068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 Extra Brut</text:p>
          </table:table-cell>
          <table:table-cell office:value-type="string">
            <text:p>Lucas Cret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630">
            <text:p>263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fm3mar3qhznwkmkdn</text:p>
          </table:table-cell>
          <table:table-cell office:value-type="string">
            <text:p>SPARKLING</text:p>
          </table:table-cell>
          <table:table-cell office:value-type="string">
            <text:p>Réserve Champagne Brut</text:p>
          </table:table-cell>
          <table:table-cell office:value-type="string">
            <text:p>Cretol &amp; Fils</text:p>
          </table:table-cell>
          <table:table-cell office:value-type="float" office:value="32.038025">
            <text:p>32.038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Doppio Erredi </text:p>
          </table:table-cell>
          <table:table-cell office:value-type="string">
            <text:p>Derbu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620">
            <text:p>162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4bg9s9j5b4s29c4dx</text:p>
          </table:table-cell>
          <table:table-cell office:value-type="string">
            <text:p>SPARKLING</text:p>
          </table:table-cell>
          <table:table-cell office:value-type="string">
            <text:p>Franciacorta Doppio Erre Di Brut</text:p>
          </table:table-cell>
          <table:table-cell office:value-type="string">
            <text:p>Derbusco Cives</text:p>
          </table:table-cell>
          <table:table-cell office:value-type="float" office:value="44.726692">
            <text:p>44.7266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La Capinear</text:p>
          </table:table-cell>
          <table:table-cell office:value-type="string">
            <text:p>Vigneti Cen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rc5e8snfb1ajfj1w8</text:p>
          </table:table-cell>
          <table:table-cell office:value-type="string">
            <text:p>SPARKLING</text:p>
          </table:table-cell>
          <table:table-cell office:value-type="string">
            <text:p>Franciacorta La Capinera Cuvée Brut</text:p>
          </table:table-cell>
          <table:table-cell office:value-type="string">
            <text:p>Vigneti Cenci</text:p>
          </table:table-cell>
          <table:table-cell office:value-type="float" office:value="52.32591">
            <text:p>52.32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Extra Dry Serrai Serrai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50">
            <text:p>2950</text:p>
          </table:table-cell>
          <table:table-cell office:value-type="float" office:value="785">
            <text:p>785</text:p>
          </table:table-cell>
          <table:table-cell office:value-type="float" office:value="180">
            <text:p>18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8xh20v8847a7pn5g</text:p>
          </table:table-cell>
          <table:table-cell office:value-type="string">
            <text:p>SPARKLING</text:p>
          </table:table-cell>
          <table:table-cell office:value-type="string">
            <text:p>Serrai Prosecco Superiore Valdobbiadene Extra Dry</text:p>
          </table:table-cell>
          <table:table-cell office:value-type="string">
            <text:p>La Tordera</text:p>
          </table:table-cell>
          <table:table-cell office:value-type="float" office:value="51.795586">
            <text:p>51.795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 Lambrusco  Ancestrale</text:p>
          </table:table-cell>
          <table:table-cell office:value-type="string">
            <text:p>Bell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92dze68g1xy708ah7</text:p>
          </table:table-cell>
          <table:table-cell office:value-type="string">
            <text:p>SPARKLING</text:p>
          </table:table-cell>
          <table:table-cell office:value-type="string">
            <text:p>Metodo Ancestrale Lambrusco Modena</text:p>
          </table:table-cell>
          <table:table-cell office:value-type="string">
            <text:p>Francesco Bellei &amp; C</text:p>
          </table:table-cell>
          <table:table-cell office:value-type="float" office:value="25.669155">
            <text:p>25.6691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MUS XXIII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g632p62d4cm3s97ah</text:p>
          </table:table-cell>
          <table:table-cell office:value-type="string">
            <text:p>SPARKLING</text:p>
          </table:table-cell>
          <table:table-cell office:value-type="string">
            <text:p>Mus XX Spumante</text:p>
          </table:table-cell>
          <table:table-cell office:value-type="string">
            <text:p>Alois Lageder</text:p>
          </table:table-cell>
          <table:table-cell office:value-type="float" office:value="32.51631">
            <text:p>32.516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rut Rosé</text:p>
          </table:table-cell>
          <table:table-cell office:value-type="string">
            <text:p>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1889">
            <text:p>1889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ashwk0xrb32kgz6j2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St Quirinus</text:p>
          </table:table-cell>
          <table:table-cell office:value-type="float" office:value="28.279486">
            <text:p>28.2794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Rose Sur Lies</text:p>
          </table:table-cell>
          <table:table-cell office:value-type="string">
            <text:p>Lispida 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d1ap2r9hvxtb0wfez</text:p>
          </table:table-cell>
          <table:table-cell office:value-type="string">
            <text:p>SPARKLING</text:p>
          </table:table-cell>
          <table:table-cell office:value-type="string">
            <text:p>Hispida Spumante Brut Bianco</text:p>
          </table:table-cell>
          <table:table-cell office:value-type="string">
            <text:p>Castello di Lispida</text:p>
          </table:table-cell>
          <table:table-cell office:value-type="float" office:value="24.239206">
            <text:p>24.2392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Phineas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y6v6qw2dt5exfpty</text:p>
          </table:table-cell>
          <table:table-cell office:value-type="string">
            <text:p>SPARKLING</text:p>
          </table:table-cell>
          <table:table-cell office:value-type="string">
            <text:p>American Spumante</text:p>
          </table:table-cell>
          <table:table-cell office:value-type="string">
            <text:p>J. Roget</text:p>
          </table:table-cell>
          <table:table-cell office:value-type="float" office:value="16.358715">
            <text:p>16.3587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60">
            <text:p>6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y6v6qw2dt5exfpty</text:p>
          </table:table-cell>
          <table:table-cell office:value-type="string">
            <text:p>SPARKLING</text:p>
          </table:table-cell>
          <table:table-cell office:value-type="string">
            <text:p>American Spumante</text:p>
          </table:table-cell>
          <table:table-cell office:value-type="string">
            <text:p>J. Roget</text:p>
          </table:table-cell>
          <table:table-cell office:value-type="float" office:value="16.358715">
            <text:p>16.3587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rut Nature Cuvée 36</text:p>
          </table:table-cell>
          <table:table-cell office:value-type="string">
            <text:p>Casa Cate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1850">
            <text:p>18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rgzs8kt02hpqn5n1ey</text:p>
          </table:table-cell>
          <table:table-cell office:value-type="string">
            <text:p>SPARKLING</text:p>
          </table:table-cell>
          <table:table-cell office:value-type="string">
            <text:p>Cuvée 36 Nature Brut</text:p>
          </table:table-cell>
          <table:table-cell office:value-type="string">
            <text:p>Casa Caterina</text:p>
          </table:table-cell>
          <table:table-cell office:value-type="float" office:value="48.70894">
            <text:p>48.708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rut Lamm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810">
            <text:p>281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26.954475">
            <text:p>26.95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P.N. extra brut Farfalla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870">
            <text:p>187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zzb1wsxhnaehk054a</text:p>
          </table:table-cell>
          <table:table-cell office:value-type="string">
            <text:p>SPARKLING</text:p>
          </table:table-cell>
          <table:table-cell office:value-type="string">
            <text:p>Farfalla Brut</text:p>
          </table:table-cell>
          <table:table-cell office:value-type="string">
            <text:p>Ballabio</text:p>
          </table:table-cell>
          <table:table-cell office:value-type="float" office:value="44.12011">
            <text:p>44.120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doc extra Brut Vent</text:p>
          </table:table-cell>
          <table:table-cell office:value-type="string">
            <text:p>Tob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90">
            <text:p>149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Metodo Classico Vent Extra Brut</text:p>
          </table:table-cell>
          <table:table-cell office:value-type="string">
            <text:p>Cantina Toblino</text:p>
          </table:table-cell>
          <table:table-cell office:value-type="float" office:value="33.48539">
            <text:p>33.485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io Poiré Fermier De Normandie</text:p>
          </table:table-cell>
          <table:table-cell office:value-type="string">
            <text:p>Domaine Oliv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690">
            <text:p>6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k0vjvwmk44tzah3j3b</text:p>
          </table:table-cell>
          <table:table-cell office:value-type="string">
            <text:p>SPARKLING</text:p>
          </table:table-cell>
          <table:table-cell office:value-type="string">
            <text:p>Crémant de Loire Brut</text:p>
          </table:table-cell>
          <table:table-cell office:value-type="string">
            <text:p>Domaine Olivier</text:p>
          </table:table-cell>
          <table:table-cell office:value-type="float" office:value="26.58217">
            <text:p>26.582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licante Nero Bio Alicante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20">
            <text:p>20</text:p>
          </table:table-cell>
          <table:table-cell office:value-type="string">
            <text:p>I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gg46tam15g78tw5g</text:p>
          </table:table-cell>
          <table:table-cell office:value-type="string">
            <text:p>RED</text:p>
          </table:table-cell>
          <table:table-cell office:value-type="string">
            <text:p>Alicante Nero</text:p>
          </table:table-cell>
          <table:table-cell office:value-type="string">
            <text:p>Ampeleia</text:p>
          </table:table-cell>
          <table:table-cell office:value-type="float" office:value="55.21166">
            <text:p>55.211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Valmezzane</text:p>
          </table:table-cell>
          <table:table-cell office:value-type="string">
            <text:p>Corte Sant'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4200">
            <text:p>4200</text:p>
          </table:table-cell>
          <table:table-cell office:value-type="float" office:value="8">
            <text:p>8</text:p>
          </table:table-cell>
          <table:table-cell office:value-type="string">
            <text:p>H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Amarone della Valpolicella Valmezzane Bio</text:p>
          </table:table-cell>
          <table:table-cell office:value-type="string">
            <text:p>Corte Sant'Alda</text:p>
          </table:table-cell>
          <table:table-cell office:value-type="float" office:value="49.249336">
            <text:p>49.2493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Ginestra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400">
            <text:p>10400</text:p>
          </table:table-cell>
          <table:table-cell office:value-type="float" office:value="4790">
            <text:p>4790</text:p>
          </table:table-cell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55.671455">
            <text:p>55.6714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erretta Dog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erretta Dog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12">
            <text:p>12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45.437313">
            <text:p>45.4373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45.437313">
            <text:p>45.4373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6400">
            <text:p>64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aqpmdebbbese7tp4</text:p>
          </table:table-cell>
          <table:table-cell office:value-type="string">
            <text:p>RED</text:p>
          </table:table-cell>
          <table:table-cell office:value-type="string">
            <text:p>Barolo Le Coste - Mosconi</text:p>
          </table:table-cell>
          <table:table-cell office:value-type="string">
            <text:p>Parusso</text:p>
          </table:table-cell>
          <table:table-cell office:value-type="float" office:value="41.922455">
            <text:p>41.9224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Riserva Bricco delle Viole </text:p>
          </table:table-cell>
          <table:table-cell office:value-type="string">
            <text:p>460 Casina Br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200">
            <text:p>72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6gnhnepb4fks59wnw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460 Casina Bric</text:p>
          </table:table-cell>
          <table:table-cell office:value-type="float" office:value="62.09609">
            <text:p>62.096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400">
            <text:p>11400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44.652416">
            <text:p>44.652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fränkisch Bertholdi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000">
            <text:p>16000</text:p>
          </table:table-cell>
          <table:table-cell office:value-type="float" office:value="7450">
            <text:p>7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gdec4becd4ntqsc1ck</text:p>
          </table:table-cell>
          <table:table-cell office:value-type="string">
            <text:p>RED</text:p>
          </table:table-cell>
          <table:table-cell office:value-type="string">
            <text:p>Bertholdi Rot</text:p>
          </table:table-cell>
          <table:table-cell office:value-type="string">
            <text:p>Gut Oggau</text:p>
          </table:table-cell>
          <table:table-cell office:value-type="float" office:value="51.395023">
            <text:p>51.3950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Istrice 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25">
            <text:p>1625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15">
            <text:p>34.603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 Chinon</text:p>
          </table:table-cell>
          <table:table-cell office:value-type="string">
            <text:p>Les Athletes du v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030">
            <text:p>103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y0kssewz4j1kx51zng</text:p>
          </table:table-cell>
          <table:table-cell office:value-type="string">
            <text:p>RED</text:p>
          </table:table-cell>
          <table:table-cell office:value-type="string">
            <text:p>Chinon</text:p>
          </table:table-cell>
          <table:table-cell office:value-type="string">
            <text:p>Les Athlètes du Vin</text:p>
          </table:table-cell>
          <table:table-cell office:value-type="float" office:value="43.01349">
            <text:p>43.013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. Franc e Cab Sauv Poggio alle Nane</text:p>
          </table:table-cell>
          <table:table-cell office:value-type="string">
            <text:p>Antinori Le Mort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1.647564">
            <text:p>51.6475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erlot Ris 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5kmprdwyhemry8pdz</text:p>
          </table:table-cell>
          <table:table-cell office:value-type="string">
            <text:p>RED</text:p>
          </table:table-cell>
          <table:table-cell office:value-type="string">
            <text:p>Arzio Major</text:p>
          </table:table-cell>
          <table:table-cell office:value-type="string">
            <text:p>Baron Di Pauli</text:p>
          </table:table-cell>
          <table:table-cell office:value-type="float" office:value="39.29504">
            <text:p>39.295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erlot Staffelfeld ROT</text:p>
          </table:table-cell>
          <table:table-cell office:value-type="string">
            <text:p>Baron Widm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700">
            <text:p>1700</text:p>
          </table:table-cell>
          <table:table-cell office:value-type="float" office:value="30">
            <text:p>3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4.919735">
            <text:p>44.9197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erlot Curtis</text:p>
          </table:table-cell>
          <table:table-cell office:value-type="string">
            <text:p>K.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930">
            <text:p>93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4rckrvjxqzccwb7k</text:p>
          </table:table-cell>
          <table:table-cell office:value-type="string">
            <text:p>RED</text:p>
          </table:table-cell>
          <table:table-cell office:value-type="string">
            <text:p>Merlot - Cabernet Curtis</text:p>
          </table:table-cell>
          <table:table-cell office:value-type="string">
            <text:p>Cantina Kurtatsch</text:p>
          </table:table-cell>
          <table:table-cell office:value-type="float" office:value="36.57559">
            <text:p>36.575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Campaner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150">
            <text:p>115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30.934984">
            <text:p>30.9349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385">
            <text:p>3385</text:p>
          </table:table-cell>
          <table:table-cell office:value-type="float" office:value="18">
            <text:p>18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080">
            <text:p>3080</text:p>
          </table:table-cell>
          <table:table-cell office:value-type="float" office:value="12">
            <text:p>12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Athos Rosso</text:p>
          </table:table-cell>
          <table:table-cell office:value-type="string">
            <text:p>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gn8q9afa20srmmzp</text:p>
          </table:table-cell>
          <table:table-cell office:value-type="string">
            <text:p>RED</text:p>
          </table:table-cell>
          <table:table-cell office:value-type="string">
            <text:p>Athos</text:p>
          </table:table-cell>
          <table:table-cell office:value-type="string">
            <text:p>Ansitz Dolomytos Sacker</text:p>
          </table:table-cell>
          <table:table-cell office:value-type="float" office:value="35.775227">
            <text:p>35.7752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astel Campa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200">
            <text:p>13200</text:p>
          </table:table-cell>
          <table:table-cell office:value-type="float" office:value="6200">
            <text:p>62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376476">
            <text:p>44.3764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iflesso Rosi 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740">
            <text:p>740</text:p>
          </table:table-cell>
          <table:table-cell office:value-type="float" office:value="7">
            <text:p>7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f20t639sbrvzpx3bp</text:p>
          </table:table-cell>
          <table:table-cell office:value-type="string">
            <text:p>RED</text:p>
          </table:table-cell>
          <table:table-cell office:value-type="string">
            <text:p>Cuvée Prestige Cahors</text:p>
          </table:table-cell>
          <table:table-cell office:value-type="string">
            <text:p>Château Eugénie</text:p>
          </table:table-cell>
          <table:table-cell office:value-type="float" office:value="20.765678">
            <text:p>20.7656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iflesso Rosi 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90">
            <text:p>890</text:p>
          </table:table-cell>
          <table:table-cell office:value-type="float" office:value="34">
            <text:p>34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f20t639sbrvzpx3bp</text:p>
          </table:table-cell>
          <table:table-cell office:value-type="string">
            <text:p>RED</text:p>
          </table:table-cell>
          <table:table-cell office:value-type="string">
            <text:p>Cuvée Prestige Cahors</text:p>
          </table:table-cell>
          <table:table-cell office:value-type="string">
            <text:p>Château Eugénie</text:p>
          </table:table-cell>
          <table:table-cell office:value-type="float" office:value="20.765678">
            <text:p>20.7656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La Grol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844982">
            <text:p>44.8449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Merlot/Pignolo) RS Rosso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string">
            <text:p>B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g491e3dxszw12m9w</text:p>
          </table:table-cell>
          <table:table-cell office:value-type="string">
            <text:p>RED</text:p>
          </table:table-cell>
          <table:table-cell office:value-type="string">
            <text:p>RS</text:p>
          </table:table-cell>
          <table:table-cell office:value-type="string">
            <text:p>Radikon</text:p>
          </table:table-cell>
          <table:table-cell office:value-type="float" office:value="42.354733">
            <text:p>42.3547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orvina, Corvinone, Rondinella, Molinara Oseleta Valpolicella Ripasso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s6xf5t7jvw89b695</text:p>
          </table:table-cell>
          <table:table-cell office:value-type="string">
            <text:p>RED</text:p>
          </table:table-cell>
          <table:table-cell office:value-type="string">
            <text:p>Valpolicella Ripasso Classico Superiore</text:p>
          </table:table-cell>
          <table:table-cell office:value-type="string">
            <text:p>Rubinelli Vajol</text:p>
          </table:table-cell>
          <table:table-cell office:value-type="float" office:value="61.480137">
            <text:p>61.480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orvina, Corvinone, Rondinella, Molinara Oseleta Valpolicella Ripasso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1390">
            <text:p>139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s6xf5t7jvw89b695</text:p>
          </table:table-cell>
          <table:table-cell office:value-type="string">
            <text:p>RED</text:p>
          </table:table-cell>
          <table:table-cell office:value-type="string">
            <text:p>Valpolicella Ripasso Classico Superiore</text:p>
          </table:table-cell>
          <table:table-cell office:value-type="string">
            <text:p>Rubinelli Vajol</text:p>
          </table:table-cell>
          <table:table-cell office:value-type="float" office:value="61.480137">
            <text:p>61.480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Skythos</text:p>
          </table:table-cell>
          <table:table-cell office:value-type="string">
            <text:p>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800">
            <text:p>6800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35.106133">
            <text:p>35.106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St. Julien AOC</text:p>
          </table:table-cell>
          <table:table-cell office:value-type="string">
            <text:p>Chateau Leoville Ba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200">
            <text:p>19200</text:p>
          </table:table-cell>
          <table:table-cell office:value-type="float" office:value="9750">
            <text:p>9750</text:p>
          </table:table-cell>
          <table:table-cell office:value-type="float" office:value="5">
            <text:p>5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pp4yzr8h9we8jjge2</text:p>
          </table:table-cell>
          <table:table-cell office:value-type="string">
            <text:p>RED</text:p>
          </table:table-cell>
          <table:table-cell office:value-type="string">
            <text:p>Réserve Hugh Barton Saint-Julien</text:p>
          </table:table-cell>
          <table:table-cell office:value-type="string">
            <text:p>Château Léoville Barton</text:p>
          </table:table-cell>
          <table:table-cell office:value-type="float" office:value="42.18189">
            <text:p>42.181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eif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3690">
            <text:p>3690</text:p>
          </table:table-cell>
          <table:table-cell office:value-type="float" office:value="18">
            <text:p>18</text:p>
          </table:table-cell>
          <table:table-cell office:value-type="string">
            <text:p>G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08623">
            <text:p>34.086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ot Bio</text:p>
          </table:table-cell>
          <table:table-cell office:value-type="string">
            <text:p>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8vrnrz9te9esfs2njk</text:p>
          </table:table-cell>
          <table:table-cell office:value-type="string">
            <text:p>RED</text:p>
          </table:table-cell>
          <table:table-cell office:value-type="string">
            <text:p>Atanasius Rot</text:p>
          </table:table-cell>
          <table:table-cell office:value-type="string">
            <text:p>Gut Oggau</text:p>
          </table:table-cell>
          <table:table-cell office:value-type="float" office:value="30.26493">
            <text:p>30.264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Merl Cab Sauv-franc) Saint Emilion Gran Cru</text:p>
          </table:table-cell>
          <table:table-cell office:value-type="string">
            <text:p>Chateau Corbin Mich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800">
            <text:p>9800</text:p>
          </table:table-cell>
          <table:table-cell office:value-type="float" office:value="4450">
            <text:p>4450</text:p>
          </table:table-cell>
          <table:table-cell office:value-type="float" office:value="18">
            <text:p>18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sjgab5jgq73w9r5b1</text:p>
          </table:table-cell>
          <table:table-cell office:value-type="string">
            <text:p>RED</text:p>
          </table:table-cell>
          <table:table-cell office:value-type="string">
            <text:p>Saint-Émilion Grand Cru (Grand Cru Classé until 2012)</text:p>
          </table:table-cell>
          <table:table-cell office:value-type="string">
            <text:p>Château Corbin-Michotte</text:p>
          </table:table-cell>
          <table:table-cell office:value-type="float" office:value="51.841057">
            <text:p>51.8410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Merl Cab Sauv) Saint-Estèphe Cru Bou</text:p>
          </table:table-cell>
          <table:table-cell office:value-type="string">
            <text:p>Chateau le Boscq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dz09arbr80z4zjd4ge</text:p>
          </table:table-cell>
          <table:table-cell office:value-type="string">
            <text:p>RED</text:p>
          </table:table-cell>
          <table:table-cell office:value-type="string">
            <text:p>Château Le Boscq Saint-Estèphe Cru Bourgeois Exceptionnel</text:p>
          </table:table-cell>
          <table:table-cell office:value-type="string">
            <text:p>Château Le Boscq</text:p>
          </table:table-cell>
          <table:table-cell office:value-type="float" office:value="33.6598">
            <text:p>33.65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Dolomiti Rosso TAN SAI XVI Comete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fb9q9xjk1f31ccdg</text:p>
          </table:table-cell>
          <table:table-cell office:value-type="string">
            <text:p>RED</text:p>
          </table:table-cell>
          <table:table-cell office:value-type="string">
            <text:p>Tan Sai XVI</text:p>
          </table:table-cell>
          <table:table-cell office:value-type="string">
            <text:p>Alois Lageder</text:p>
          </table:table-cell>
          <table:table-cell office:value-type="float" office:value="40.17018">
            <text:p>40.170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NATSCH XVI Comete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nr3jqy9qd9rdsa52</text:p>
          </table:table-cell>
          <table:table-cell office:value-type="string">
            <text:p>RED</text:p>
          </table:table-cell>
          <table:table-cell office:value-type="string">
            <text:p>Natsch XVI</text:p>
          </table:table-cell>
          <table:table-cell office:value-type="string">
            <text:p>Alois Lageder</text:p>
          </table:table-cell>
          <table:table-cell office:value-type="float" office:value="38.799988">
            <text:p>38.7999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MAX XI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hmwgfrtkxtexn2hhd</text:p>
          </table:table-cell>
          <table:table-cell office:value-type="string">
            <text:p>RED</text:p>
          </table:table-cell>
          <table:table-cell office:value-type="string">
            <text:p>Max</text:p>
          </table:table-cell>
          <table:table-cell office:value-type="string">
            <text:p>Alois Lageder</text:p>
          </table:table-cell>
          <table:table-cell office:value-type="float" office:value="30.22872">
            <text:p>30.228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CS.CF.Mer.Pet.V) Noi 4</text:p>
          </table:table-cell>
          <table:table-cell office:value-type="string">
            <text:p>Tenuta sette ci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3">
            <text:p>3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e6ka0w4nmg62k7aqh5</text:p>
          </table:table-cell>
          <table:table-cell office:value-type="string">
            <text:p>RED</text:p>
          </table:table-cell>
          <table:table-cell office:value-type="string">
            <text:p>Noi 4 Bolgheri</text:p>
          </table:table-cell>
          <table:table-cell office:value-type="string">
            <text:p>Tenuta dei Sette Cieli</text:p>
          </table:table-cell>
          <table:table-cell office:value-type="float" office:value="45.009167">
            <text:p>45.0091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.S, C.F., Merl Sondraia   Rosso Sup</text:p>
          </table:table-cell>
          <table:table-cell office:value-type="string">
            <text:p>Poggio al Tesoro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400">
            <text:p>10400</text:p>
          </table:table-cell>
          <table:table-cell office:value-type="float" office:value="4800">
            <text:p>480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gpzaqk3nqjq7kxpwn</text:p>
          </table:table-cell>
          <table:table-cell office:value-type="string">
            <text:p>RED</text:p>
          </table:table-cell>
          <table:table-cell office:value-type="string">
            <text:p>Sondraia Bolgheri</text:p>
          </table:table-cell>
          <table:table-cell office:value-type="string">
            <text:p>Poggio Al Tesoro</text:p>
          </table:table-cell>
          <table:table-cell office:value-type="float" office:value="45.84664">
            <text:p>45.846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Pauillac 1er Cru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02000">
            <text:p>102000</text:p>
          </table:table-cell>
          <table:table-cell office:value-type="float" office:value="54200">
            <text:p>54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dpgyybcekf6gdgdc</text:p>
          </table:table-cell>
          <table:table-cell office:value-type="string">
            <text:p>RED</text:p>
          </table:table-cell>
          <table:table-cell office:value-type="string">
            <text:p>Pauillac de Latour</text:p>
          </table:table-cell>
          <table:table-cell office:value-type="string">
            <text:p>Château Latour</text:p>
          </table:table-cell>
          <table:table-cell office:value-type="float" office:value="30.84075">
            <text:p>30.840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Margaux 1er Cru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2000">
            <text:p>102000</text:p>
          </table:table-cell>
          <table:table-cell office:value-type="float" office:value="48000">
            <text:p>48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y0q4pyemstq3xcfby</text:p>
          </table:table-cell>
          <table:table-cell office:value-type="string">
            <text:p>RED</text:p>
          </table:table-cell>
          <table:table-cell office:value-type="string">
            <text:p>Chatelet Margaux Heath</text:p>
          </table:table-cell>
          <table:table-cell office:value-type="string">
            <text:p>Château Margaux</text:p>
          </table:table-cell>
          <table:table-cell office:value-type="float" office:value="33.818535">
            <text:p>33.8185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Saint Emilion Gran Cru</text:p>
          </table:table-cell>
          <table:table-cell office:value-type="string">
            <text:p>Chateau Pavie Macqu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800">
            <text:p>19800</text:p>
          </table:table-cell>
          <table:table-cell office:value-type="float" office:value="9600">
            <text:p>9600</text:p>
          </table:table-cell>
          <table:table-cell office:value-type="float" office:value="5">
            <text:p>5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5nr9b5q4emyx3rjn</text:p>
          </table:table-cell>
          <table:table-cell office:value-type="string">
            <text:p>RED</text:p>
          </table:table-cell>
          <table:table-cell office:value-type="string">
            <text:p>Saint-Émilion Grand Cru (Premier Grand Cru Classé)</text:p>
          </table:table-cell>
          <table:table-cell office:value-type="string">
            <text:p>Château Pavie Macquin</text:p>
          </table:table-cell>
          <table:table-cell office:value-type="float" office:value="53.988197">
            <text:p>53.9881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Pessac-Leognan</text:p>
          </table:table-cell>
          <table:table-cell office:value-type="string">
            <text:p>Chateau La Gar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r5j6w3v9w3qza570</text:p>
          </table:table-cell>
          <table:table-cell office:value-type="string">
            <text:p>RED</text:p>
          </table:table-cell>
          <table:table-cell office:value-type="string">
            <text:p>Pessac-Léognan</text:p>
          </table:table-cell>
          <table:table-cell office:value-type="string">
            <text:p>Château La Garde</text:p>
          </table:table-cell>
          <table:table-cell office:value-type="float" office:value="45.036095">
            <text:p>45.0360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. S., Mer, Cabe F  Pet V. Pauillac 1er Cru</text:p>
          </table:table-cell>
          <table:table-cell office:value-type="string">
            <text:p>Chateau Mountan Roth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8000">
            <text:p>98000</text:p>
          </table:table-cell>
          <table:table-cell office:value-type="float" office:value="46000">
            <text:p>4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weccng1hdybg8d45hx</text:p>
          </table:table-cell>
          <table:table-cell office:value-type="string">
            <text:p>RED</text:p>
          </table:table-cell>
          <table:table-cell office:value-type="string">
            <text:p>Anseillan Pauillac</text:p>
          </table:table-cell>
          <table:table-cell office:value-type="string">
            <text:p>Château Lafite Rothschild</text:p>
          </table:table-cell>
          <table:table-cell office:value-type="float" office:value="27.955198">
            <text:p>27.9551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ab Sau, Merlot Pauillac 1er Cru</text:p>
          </table:table-cell>
          <table:table-cell office:value-type="string">
            <text:p>Chateau Pichon Ba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0">
            <text:p>42000</text:p>
          </table:table-cell>
          <table:table-cell office:value-type="float" office:value="18250">
            <text:p>182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1t3p2sj6mc13fkxzx</text:p>
          </table:table-cell>
          <table:table-cell office:value-type="string">
            <text:p>RED</text:p>
          </table:table-cell>
          <table:table-cell office:value-type="string">
            <text:p>Pauillac Grand Cru Classé</text:p>
          </table:table-cell>
          <table:table-cell office:value-type="string">
            <text:p>Château Pichon Baron</text:p>
          </table:table-cell>
          <table:table-cell office:value-type="float" office:value="42.244198">
            <text:p>42.2441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ppato di Vittoria Frappato</text:p>
          </table:table-cell>
          <table:table-cell office:value-type="string">
            <text:p>Tenuta Bastona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00">
            <text:p>2800</text:p>
          </table:table-cell>
          <table:table-cell office:value-type="float" office:value="780">
            <text:p>780</text:p>
          </table:table-cell>
          <table:table-cell office:value-type="float" office:value="24">
            <text:p>24</text:p>
          </table:table-cell>
          <table:table-cell office:value-type="string">
            <text:p>I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mcg92vhxh5e91r9f36</text:p>
          </table:table-cell>
          <table:table-cell office:value-type="string">
            <text:p>RED</text:p>
          </table:table-cell>
          <table:table-cell office:value-type="string">
            <text:p>Frappato</text:p>
          </table:table-cell>
          <table:table-cell office:value-type="string">
            <text:p>Tenuta Bastonaca</text:p>
          </table:table-cell>
          <table:table-cell office:value-type="float" office:value="59.749863">
            <text:p>59.7498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810">
            <text:p>3810</text:p>
          </table:table-cell>
          <table:table-cell office:value-type="float" office:value="15">
            <text:p>15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4250">
            <text:p>4250</text:p>
          </table:table-cell>
          <table:table-cell office:value-type="float" office:value="6">
            <text:p>6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40">
            <text:p>940</text:p>
          </table:table-cell>
          <table:table-cell office:value-type="float" office:value="21">
            <text:p>21</text:p>
          </table:table-cell>
          <table:table-cell office:value-type="string">
            <text:p>2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ttfthx7xpfk033c6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St. Michael-Eppan</text:p>
          </table:table-cell>
          <table:table-cell office:value-type="float" office:value="39.196">
            <text:p>39.1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Mayr Joseph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690">
            <text:p>469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sp44s9dkefvwjy7n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Th.Mayr &amp; Sohne</text:p>
          </table:table-cell>
          <table:table-cell office:value-type="float" office:value="30.2091">
            <text:p>30.20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1.581505">
            <text:p>41.58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1.581505">
            <text:p>41.58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Ottanta</text:p>
          </table:table-cell>
          <table:table-cell office:value-type="string">
            <text:p>Egger Ra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D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mahp0z4bnrm73mk28</text:p>
          </table:table-cell>
          <table:table-cell office:value-type="string">
            <text:p>RED</text:p>
          </table:table-cell>
          <table:table-cell office:value-type="string">
            <text:p>Lagrein Ottanta Rosso</text:p>
          </table:table-cell>
          <table:table-cell office:value-type="string">
            <text:p>Egger-Ramer</text:p>
          </table:table-cell>
          <table:table-cell office:value-type="float" office:value="58.742508">
            <text:p>58.7425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Chaos Totl IGT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7">
            <text:p>7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2t3aycbb7eskm5ha</text:p>
          </table:table-cell>
          <table:table-cell office:value-type="string">
            <text:p>RED</text:p>
          </table:table-cell>
          <table:table-cell office:value-type="string">
            <text:p>Lagrein Laurenc</text:p>
          </table:table-cell>
          <table:table-cell office:value-type="string">
            <text:p>Pranzegg</text:p>
          </table:table-cell>
          <table:table-cell office:value-type="float" office:value="38.179256">
            <text:p>38.1792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aut</text:p>
          </table:table-cell>
          <table:table-cell office:value-type="string">
            <text:p>Wald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600">
            <text:p>6600</text:p>
          </table:table-cell>
          <table:table-cell office:value-type="float" office:value="2360">
            <text:p>2360</text:p>
          </table:table-cell>
          <table:table-cell office:value-type="float" office:value="16">
            <text:p>1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6wrqdx5r63jq5286</text:p>
          </table:table-cell>
          <table:table-cell office:value-type="string">
            <text:p>RED</text:p>
          </table:table-cell>
          <table:table-cell office:value-type="string">
            <text:p>Lagrein Raut</text:p>
          </table:table-cell>
          <table:table-cell office:value-type="string">
            <text:p>Clemens Waldthaler</text:p>
          </table:table-cell>
          <table:table-cell office:value-type="float" office:value="39.58937">
            <text:p>39.589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7200">
            <text:p>72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38.052692">
            <text:p>38.0526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ühlwe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460">
            <text:p>246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37.6909">
            <text:p>37.69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Alto Adige DOC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290">
            <text:p>129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jgezad1p3cqyf45q8z</text:p>
          </table:table-cell>
          <table:table-cell office:value-type="string">
            <text:p>RED</text:p>
          </table:table-cell>
          <table:table-cell office:value-type="string">
            <text:p>Markus Blaufränkisch Ried Lüss Alte Reben</text:p>
          </table:table-cell>
          <table:table-cell office:value-type="string">
            <text:p>Lentsch</text:p>
          </table:table-cell>
          <table:table-cell office:value-type="float" office:value="27.663057">
            <text:p>27.6630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abernet Franc Altrovin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240">
            <text:p>2240</text:p>
          </table:table-cell>
          <table:table-cell office:value-type="float" office:value="16">
            <text:p>16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rfa22crdxwrfkxcf3</text:p>
          </table:table-cell>
          <table:table-cell office:value-type="string">
            <text:p>RED</text:p>
          </table:table-cell>
          <table:table-cell office:value-type="string">
            <text:p>Morfeo Cabernet Franc - Merlot</text:p>
          </table:table-cell>
          <table:table-cell office:value-type="string">
            <text:p>La Costa</text:p>
          </table:table-cell>
          <table:table-cell office:value-type="float" office:value="25.66863">
            <text:p>25.668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abernet Franc Altrovin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rfa22crdxwrfkxcf3</text:p>
          </table:table-cell>
          <table:table-cell office:value-type="string">
            <text:p>RED</text:p>
          </table:table-cell>
          <table:table-cell office:value-type="string">
            <text:p>Morfeo Cabernet Franc - Merlot</text:p>
          </table:table-cell>
          <table:table-cell office:value-type="string">
            <text:p>La Costa</text:p>
          </table:table-cell>
          <table:table-cell office:value-type="float" office:value="25.66863">
            <text:p>25.668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Do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300">
            <text:p>1300</text:p>
          </table:table-cell>
          <table:table-cell office:value-type="float" office:value="30">
            <text:p>3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float" office:value="46.743103">
            <text:p>46.7431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 Barbaresco Ronchi</text:p>
          </table:table-cell>
          <table:table-cell office:value-type="string">
            <text:p>Rocca Alb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400">
            <text:p>34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22272">
            <text:p>52.1222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d'Alba Réva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90">
            <text:p>1390</text:p>
          </table:table-cell>
          <table:table-cell office:value-type="float" office:value="12">
            <text:p>1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37.645557">
            <text:p>37.6455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DOC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450">
            <text:p>2450</text:p>
          </table:table-cell>
          <table:table-cell office:value-type="float" office:value="9">
            <text:p>9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a911n26e40pykf8jh</text:p>
          </table:table-cell>
          <table:table-cell office:value-type="string">
            <text:p>RED</text:p>
          </table:table-cell>
          <table:table-cell office:value-type="string">
            <text:p>Nerello Mascalese Contrada Rampante</text:p>
          </table:table-cell>
          <table:table-cell office:value-type="string">
            <text:p>Pietradolce</text:p>
          </table:table-cell>
          <table:table-cell office:value-type="float" office:value="44.98011">
            <text:p>44.980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Quota 1000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200">
            <text:p>132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gs4hbxb70xz70szsm</text:p>
          </table:table-cell>
          <table:table-cell office:value-type="string">
            <text:p>RED</text:p>
          </table:table-cell>
          <table:table-cell office:value-type="string">
            <text:p>Quota 1000 Barbabecchi</text:p>
          </table:table-cell>
          <table:table-cell office:value-type="string">
            <text:p>Graci</text:p>
          </table:table-cell>
          <table:table-cell office:value-type="float" office:value="39.496742">
            <text:p>39.4967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Quota 1000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9500">
            <text:p>950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gs4hbxb70xz70szsm</text:p>
          </table:table-cell>
          <table:table-cell office:value-type="string">
            <text:p>RED</text:p>
          </table:table-cell>
          <table:table-cell office:value-type="string">
            <text:p>Quota 1000 Barbabecchi</text:p>
          </table:table-cell>
          <table:table-cell office:value-type="string">
            <text:p>Graci</text:p>
          </table:table-cell>
          <table:table-cell office:value-type="float" office:value="39.496742">
            <text:p>39.4967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Arcuria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>
            <text:p>I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frqxavtjec8jrftd</text:p>
          </table:table-cell>
          <table:table-cell office:value-type="string">
            <text:p>RED</text:p>
          </table:table-cell>
          <table:table-cell office:value-type="string">
            <text:p>Arcurìa Etna Rosso</text:p>
          </table:table-cell>
          <table:table-cell office:value-type="string">
            <text:p>Graci</text:p>
          </table:table-cell>
          <table:table-cell office:value-type="float" office:value="44.223186">
            <text:p>44.223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De Bartoli Et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060">
            <text:p>2060</text:p>
          </table:table-cell>
          <table:table-cell office:value-type="float" office:value="8">
            <text:p>8</text:p>
          </table:table-cell>
          <table:table-cell office:value-type="string">
            <text:p>H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hhcnfwd92g6ex970k0</text:p>
          </table:table-cell>
          <table:table-cell office:value-type="string">
            <text:p>RED</text:p>
          </table:table-cell>
          <table:table-cell office:value-type="string">
            <text:p>Contrada Rampante Etna Rosso</text:p>
          </table:table-cell>
          <table:table-cell office:value-type="string">
            <text:p>De Bartoli Etna</text:p>
          </table:table-cell>
          <table:table-cell office:value-type="float" office:value="47.136776">
            <text:p>47.136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Contrada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3400">
            <text:p>3400</text:p>
          </table:table-cell>
          <table:table-cell office:value-type="float" office:value="6">
            <text:p>6</text:p>
          </table:table-cell>
          <table:table-cell office:value-type="string">
            <text:p>H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g0cq26r15ngrkwz3kamb</text:p>
          </table:table-cell>
          <table:table-cell office:value-type="string">
            <text:p>RED</text:p>
          </table:table-cell>
          <table:table-cell office:value-type="string">
            <text:p>Nerello Mascalese Contrada C Chiappemacine</text:p>
          </table:table-cell>
          <table:table-cell office:value-type="string">
            <text:p>Franchetti - Passopisciaro</text:p>
          </table:table-cell>
          <table:table-cell office:value-type="float" office:value="44.64873">
            <text:p>44.648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son di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4500">
            <text:p>4500</text:p>
          </table:table-cell>
          <table:table-cell office:value-type="float" office:value="18">
            <text:p>18</text:p>
          </table:table-cell>
          <table:table-cell office:value-type="string">
            <text:p>F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7.52612">
            <text:p>47.526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zzon</text:p>
          </table:table-cell>
          <table:table-cell office:value-type="string">
            <text:p>W. 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2140">
            <text:p>2140</text:p>
          </table:table-cell>
          <table:table-cell office:value-type="float" office:value="18">
            <text:p>18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brh0qmjah9pq4h94q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Tenuta Gottardi</text:p>
          </table:table-cell>
          <table:table-cell office:value-type="float" office:value="33.256977">
            <text:p>33.256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Thaler Hof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50">
            <text:p>1450</text:p>
          </table:table-cell>
          <table:table-cell office:value-type="float" office:value="30">
            <text:p>30</text:p>
          </table:table-cell>
          <table:table-cell office:value-type="string">
            <text:p>E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5jmxwhjstx5fcjt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o Thaler</text:p>
          </table:table-cell>
          <table:table-cell office:value-type="float" office:value="42.930134">
            <text:p>42.9301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haler Hof</text:p>
          </table:table-cell>
          <table:table-cell office:value-type="string">
            <text:p>Maso Thaler 680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>
            <text:p>F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3.73976">
            <text:p>43.739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940">
            <text:p>2940</text:p>
          </table:table-cell>
          <table:table-cell office:value-type="float" office:value="10">
            <text:p>10</text:p>
          </table:table-cell>
          <table:table-cell office:value-type="string">
            <text:p>F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Selektion Sepp Hanni Pinot Nero Riserva</text:p>
          </table:table-cell>
          <table:table-cell office:value-type="string">
            <text:p>Stroblhof</text:p>
          </table:table-cell>
          <table:table-cell office:value-type="float" office:value="39.02909">
            <text:p>39.029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epp Hanni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600">
            <text:p>11600</text:p>
          </table:table-cell>
          <table:table-cell office:value-type="float" office:value="5600">
            <text:p>5600</text:p>
          </table:table-cell>
          <table:table-cell office:value-type="float" office:value="4">
            <text:p>4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Selektion Sepp Hanni Pinot Nero Riserva</text:p>
          </table:table-cell>
          <table:table-cell office:value-type="string">
            <text:p>Stroblhof</text:p>
          </table:table-cell>
          <table:table-cell office:value-type="float" office:value="50.175076">
            <text:p>50.1750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Gevrey Chambertin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4250">
            <text:p>4250</text:p>
          </table:table-cell>
          <table:table-cell office:value-type="float" office:value="12">
            <text:p>1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Gevrey Chambertin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3950">
            <text:p>3950</text:p>
          </table:table-cell>
          <table:table-cell office:value-type="float" office:value="2">
            <text:p>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Vigna Gang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600">
            <text:p>17600</text:p>
          </table:table-cell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3.174904">
            <text:p>43.1749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8847">
            <text:p>34.278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600">
            <text:p>106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8847">
            <text:p>34.278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string">
            <text:p>F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dttdcbypask6rad</text:p>
          </table:table-cell>
          <table:table-cell office:value-type="string">
            <text:p>RED</text:p>
          </table:table-cell>
          <table:table-cell office:value-type="string">
            <text:p>Pinot Noir Riserva Flora</text:p>
          </table:table-cell>
          <table:table-cell office:value-type="string">
            <text:p>Girlan</text:p>
          </table:table-cell>
          <table:table-cell office:value-type="float" office:value="35.75501">
            <text:p>35.755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0.23941">
            <text:p>50.239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om Lehm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950">
            <text:p>2950</text:p>
          </table:table-cell>
          <table:table-cell office:value-type="float" office:value="16">
            <text:p>16</text:p>
          </table:table-cell>
          <table:table-cell office:value-type="string">
            <text:p>E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0etm0qth72v02h9m</text:p>
          </table:table-cell>
          <table:table-cell office:value-type="string">
            <text:p>RED</text:p>
          </table:table-cell>
          <table:table-cell office:value-type="string">
            <text:p>Pinot Noir Riserva Vom Lehm</text:p>
          </table:table-cell>
          <table:table-cell office:value-type="string">
            <text:p>Rohregger</text:p>
          </table:table-cell>
          <table:table-cell office:value-type="float" office:value="46.35526">
            <text:p>46.355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patburgunder</text:p>
          </table:table-cell>
          <table:table-cell office:value-type="string">
            <text:p>Salw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2050">
            <text:p>2050</text:p>
          </table:table-cell>
          <table:table-cell office:value-type="float" office:value="23">
            <text:p>23</text:p>
          </table:table-cell>
          <table:table-cell office:value-type="string">
            <text:p>H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jgda1p0xjaxjbc0vr</text:p>
          </table:table-cell>
          <table:table-cell office:value-type="string">
            <text:p>RED</text:p>
          </table:table-cell>
          <table:table-cell office:value-type="string">
            <text:p>Spätburgunder Kaiserstuhl</text:p>
          </table:table-cell>
          <table:table-cell office:value-type="string">
            <text:p>Salwey</text:p>
          </table:table-cell>
          <table:table-cell office:value-type="float" office:value="30.989428">
            <text:p>30.9894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olnay 1er Cru Clos..</text:p>
          </table:table-cell>
          <table:table-cell office:value-type="string">
            <text:p>Rossign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8">
            <text:p>8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swv2xnha9j3pntjnw</text:p>
          </table:table-cell>
          <table:table-cell office:value-type="string">
            <text:p>RED</text:p>
          </table:table-cell>
          <table:table-cell office:value-type="string">
            <text:p>Volnay 1er Cru</text:p>
          </table:table-cell>
          <table:table-cell office:value-type="string">
            <text:p>Roger Rossignol</text:p>
          </table:table-cell>
          <table:table-cell office:value-type="float" office:value="33.832153">
            <text:p>33.8321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Chambolle Musigny Vieil V.</text:p>
          </table:table-cell>
          <table:table-cell office:value-type="string">
            <text:p>Lignier Miche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825">
            <text:p>3825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5gtbagn8mnmrw004e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Lignier-Michelot</text:p>
          </table:table-cell>
          <table:table-cell office:value-type="float" office:value="54.965214">
            <text:p>54.9652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1er Cru Vosne Romanée</text:p>
          </table:table-cell>
          <table:table-cell office:value-type="string">
            <text:p>Aurélien Verd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600">
            <text:p>19600</text:p>
          </table:table-cell>
          <table:table-cell office:value-type="float" office:value="8200">
            <text:p>8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m0syektf6d0zxwmdre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Aurélien Verdet</text:p>
          </table:table-cell>
          <table:table-cell office:value-type="float" office:value="53.825737">
            <text:p>53.8257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osne-Romanèe V.V.</text:p>
          </table:table-cell>
          <table:table-cell office:value-type="string">
            <text:p>Aurélien Verd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m0syektf6d0zxwmdre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Aurélien Verdet</text:p>
          </table:table-cell>
          <table:table-cell office:value-type="float" office:value="53.825737">
            <text:p>53.8257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Pommard</text:p>
          </table:table-cell>
          <table:table-cell office:value-type="string">
            <text:p>Billard Pere &amp; Fil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f0vbc3ftf5prmnjyq</text:p>
          </table:table-cell>
          <table:table-cell office:value-type="string">
            <text:p>RED</text:p>
          </table:table-cell>
          <table:table-cell office:value-type="string">
            <text:p>Pommard</text:p>
          </table:table-cell>
          <table:table-cell office:value-type="string">
            <text:p>Domaine Billard Père &amp; Fils</text:p>
          </table:table-cell>
          <table:table-cell office:value-type="float" office:value="35.56249">
            <text:p>35.562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Bourgogne</text:p>
          </table:table-cell>
          <table:table-cell office:value-type="string">
            <text:p>Mark 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2750">
            <text:p>2750</text:p>
          </table:table-cell>
          <table:table-cell office:value-type="float" office:value="20">
            <text:p>20</text:p>
          </table:table-cell>
          <table:table-cell office:value-type="string">
            <text:p>J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wb7pjys76s630dv9x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Mark Haisma</text:p>
          </table:table-cell>
          <table:table-cell office:value-type="float" office:value="43.852123">
            <text:p>43.8521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oulsard Arbois</text:p>
          </table:table-cell>
          <table:table-cell office:value-type="string">
            <text:p>Domaine A.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89">
            <text:p>1889</text:p>
          </table:table-cell>
          <table:table-cell office:value-type="float" office:value="28">
            <text:p>28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fsj6by31kqstgp5hkt</text:p>
          </table:table-cell>
          <table:table-cell office:value-type="string">
            <text:p>RED</text:p>
          </table:table-cell>
          <table:table-cell office:value-type="string">
            <text:p>Vieilles Vignes Poulsard Arbois</text:p>
          </table:table-cell>
          <table:table-cell office:value-type="string">
            <text:p>Amelie Guillot</text:p>
          </table:table-cell>
          <table:table-cell office:value-type="float" office:value="31.813368">
            <text:p>31.813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Brunó</text:p>
          </table:table-cell>
          <table:table-cell office:value-type="string">
            <text:p>Tassi F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>
            <text:p>J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1eq65k2yav8wa1yfr</text:p>
          </table:table-cell>
          <table:table-cell office:value-type="string">
            <text:p>RED</text:p>
          </table:table-cell>
          <table:table-cell office:value-type="string">
            <text:p>Bruno Rosso</text:p>
          </table:table-cell>
          <table:table-cell office:value-type="string">
            <text:p>Tassi</text:p>
          </table:table-cell>
          <table:table-cell office:value-type="float" office:value="35.005466">
            <text:p>35.005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aparsino</text:p>
          </table:table-cell>
          <table:table-cell office:value-type="string">
            <text:p>Capa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700">
            <text:p>2700</text:p>
          </table:table-cell>
          <table:table-cell office:value-type="float" office:value="18">
            <text:p>18</text:p>
          </table:table-cell>
          <table:table-cell office:value-type="string">
            <text:p>J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mq0tsjkn3h91dxzmc7</text:p>
          </table:table-cell>
          <table:table-cell office:value-type="string">
            <text:p>RED</text:p>
          </table:table-cell>
          <table:table-cell office:value-type="string">
            <text:p>Chianti Classico Riserva Caparsino Bio</text:p>
          </table:table-cell>
          <table:table-cell office:value-type="string">
            <text:p>Caparsa</text:p>
          </table:table-cell>
          <table:table-cell office:value-type="float" office:value="38.49381">
            <text:p>38.493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La Gioia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4110">
            <text:p>411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qyymsyvn7cw6kke2</text:p>
          </table:table-cell>
          <table:table-cell office:value-type="string">
            <text:p>RED</text:p>
          </table:table-cell>
          <table:table-cell office:value-type="string">
            <text:p>La Gioia Toscana</text:p>
          </table:table-cell>
          <table:table-cell office:value-type="string">
            <text:p>Riecine</text:p>
          </table:table-cell>
          <table:table-cell office:value-type="float" office:value="43.051533">
            <text:p>43.0515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800">
            <text:p>11800</text:p>
          </table:table-cell>
          <table:table-cell office:value-type="float" office:value="5050">
            <text:p>50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vjtwd4a3qa9agzce</text:p>
          </table:table-cell>
          <table:table-cell office:value-type="string">
            <text:p>RED</text:p>
          </table:table-cell>
          <table:table-cell office:value-type="string">
            <text:p>Il San Lorenzo</text:p>
          </table:table-cell>
          <table:table-cell office:value-type="string">
            <text:p>Fattoria San Lorenzo</text:p>
          </table:table-cell>
          <table:table-cell office:value-type="float" office:value="54.755974">
            <text:p>54.7559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nto Fino 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Ruj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gbk2111dt3bf8xqc</text:p>
          </table:table-cell>
          <table:table-cell office:value-type="string">
            <text:p>RED</text:p>
          </table:table-cell>
          <table:table-cell office:value-type="string">
            <text:p>Ruje</text:p>
          </table:table-cell>
          <table:table-cell office:value-type="string">
            <text:p>Zidarich</text:p>
          </table:table-cell>
          <table:table-cell office:value-type="float" office:value="42.58692">
            <text:p>42.586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Rah XVI</text:p>
          </table:table-cell>
          <table:table-cell office:value-type="string">
            <text:p>Alois Lade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5649ag93snxd5adz</text:p>
          </table:table-cell>
          <table:table-cell office:value-type="string">
            <text:p>RED</text:p>
          </table:table-cell>
          <table:table-cell office:value-type="string">
            <text:p>Rah XVI</text:p>
          </table:table-cell>
          <table:table-cell office:value-type="string">
            <text:p>Alois Lageder</text:p>
          </table:table-cell>
          <table:table-cell office:value-type="float" office:value="38.519035">
            <text:p>38.5190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Dolomit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130">
            <text:p>1130</text:p>
          </table:table-cell>
          <table:table-cell office:value-type="float" office:value="3">
            <text:p>3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37.013752">
            <text:p>37.0137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Firsi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m1swgjh18fwv8stj</text:p>
          </table:table-cell>
          <table:table-cell office:value-type="string">
            <text:p>RED</text:p>
          </table:table-cell>
          <table:table-cell office:value-type="string">
            <text:p>Vernatsch Mirus</text:p>
          </table:table-cell>
          <table:table-cell office:value-type="string">
            <text:p>Kandlerhof</text:p>
          </table:table-cell>
          <table:table-cell office:value-type="float" office:value="38.957924">
            <text:p>38.9579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 von Alten Rebe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800">
            <text:p>4800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56.00006">
            <text:p>56.000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Sankt Anna R 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zktcy6drtayyf1h4g7</text:p>
          </table:table-cell>
          <table:table-cell office:value-type="string">
            <text:p>RED</text:p>
          </table:table-cell>
          <table:table-cell office:value-type="string">
            <text:p>Sankt Anna R Bio</text:p>
          </table:table-cell>
          <table:table-cell office:value-type="string">
            <text:p>Weingut In Der Eben</text:p>
          </table:table-cell>
          <table:table-cell office:value-type="float" office:value="45.359608">
            <text:p>45.3596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Sankt Anna R 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2350">
            <text:p>235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zktcy6drtayyf1h4g7</text:p>
          </table:table-cell>
          <table:table-cell office:value-type="string">
            <text:p>RED</text:p>
          </table:table-cell>
          <table:table-cell office:value-type="string">
            <text:p>Sankt Anna R Bio</text:p>
          </table:table-cell>
          <table:table-cell office:value-type="string">
            <text:p>Weingut In Der Eben</text:p>
          </table:table-cell>
          <table:table-cell office:value-type="float" office:value="45.359608">
            <text:p>45.3596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Waldgries</text:p>
          </table:table-cell>
          <table:table-cell office:value-type="string">
            <text:p>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50">
            <text:p>3050</text:p>
          </table:table-cell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zp9n4rvj682wbbxy2</text:p>
          </table:table-cell>
          <table:table-cell office:value-type="string">
            <text:p>RED</text:p>
          </table:table-cell>
          <table:table-cell office:value-type="string">
            <text:p>St. Magdalener Südtirol</text:p>
          </table:table-cell>
          <table:table-cell office:value-type="string">
            <text:p>Muri-Gries</text:p>
          </table:table-cell>
          <table:table-cell office:value-type="float" office:value="34.67338">
            <text:p>34.673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Passito Nectaris</text:p>
          </table:table-cell>
          <table:table-cell office:value-type="string">
            <text:p>EKG.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460">
            <text:p>246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fkjtk8dxsd32zjvah</text:p>
          </table:table-cell>
          <table:table-cell office:value-type="string">
            <text:p>RED</text:p>
          </table:table-cell>
          <table:table-cell office:value-type="string">
            <text:p>Cuvée Passion</text:p>
          </table:table-cell>
          <table:table-cell office:value-type="string">
            <text:p>ELG</text:p>
          </table:table-cell>
          <table:table-cell office:value-type="float" office:value="19.983246">
            <text:p>19.9832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i Manseng Le Petit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3329">
            <text:p>332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7.606773">
            <text:p>47.6067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Valmezzane</text:p>
          </table:table-cell>
          <table:table-cell office:value-type="string">
            <text:p>Corte S Al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9800">
            <text:p>19800</text:p>
          </table:table-cell>
          <table:table-cell office:value-type="float" office:value="9900">
            <text:p>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Amarone della Valpolicella Valmezzane Bio</text:p>
          </table:table-cell>
          <table:table-cell office:value-type="string">
            <text:p>Corte Sant'Alda</text:p>
          </table:table-cell>
          <table:table-cell office:value-type="float" office:value="40.49743">
            <text:p>40.497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licante Nero Bio Alicante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210">
            <text:p>3210</text:p>
          </table:table-cell>
          <table:table-cell office:value-type="float" office:value="10">
            <text:p>1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gg46tam15g78tw5g</text:p>
          </table:table-cell>
          <table:table-cell office:value-type="string">
            <text:p>RED</text:p>
          </table:table-cell>
          <table:table-cell office:value-type="string">
            <text:p>Alicante Nero</text:p>
          </table:table-cell>
          <table:table-cell office:value-type="string">
            <text:p>Ampeleia</text:p>
          </table:table-cell>
          <table:table-cell office:value-type="float" office:value="55.21166">
            <text:p>55.211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aqpmdebbbese7tp4</text:p>
          </table:table-cell>
          <table:table-cell office:value-type="string">
            <text:p>RED</text:p>
          </table:table-cell>
          <table:table-cell office:value-type="string">
            <text:p>Barolo Le Coste - Mosconi</text:p>
          </table:table-cell>
          <table:table-cell office:value-type="string">
            <text:p>Parusso</text:p>
          </table:table-cell>
          <table:table-cell office:value-type="float" office:value="41.922455">
            <text:p>41.9224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Do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400">
            <text:p>240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float" office:value="46.743103">
            <text:p>46.7431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. Franc e Cab Sauv Poggio alle Nanne</text:p>
          </table:table-cell>
          <table:table-cell office:value-type="string">
            <text:p>Antinori Le Mortel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8400">
            <text:p>18400</text:p>
          </table:table-cell>
          <table:table-cell office:value-type="float" office:value="8100">
            <text:p>8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49.76615">
            <text:p>49.76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 Ris Campaner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2910">
            <text:p>291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 Kunststück</text:p>
          </table:table-cell>
          <table:table-cell office:value-type="string">
            <text:p>K.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600">
            <text:p>15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fzwzdavx67wsa6sb</text:p>
          </table:table-cell>
          <table:table-cell office:value-type="string">
            <text:p>RED</text:p>
          </table:table-cell>
          <table:table-cell office:value-type="string">
            <text:p>Merlot - Cabernet</text:p>
          </table:table-cell>
          <table:table-cell office:value-type="string">
            <text:p>Kellerei Kaltern</text:p>
          </table:table-cell>
          <table:table-cell office:value-type="float" office:value="21.800955">
            <text:p>21.8009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erlot Riserva 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5900">
            <text:p>5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uli</text:p>
          </table:table-cell>
          <table:table-cell office:value-type="float" office:value="43.348434">
            <text:p>43.3484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9400">
            <text:p>19400</text:p>
          </table:table-cell>
          <table:table-cell office:value-type="float" office:value="5996">
            <text:p>599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08623">
            <text:p>34.086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3990">
            <text:p>3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15">
            <text:p>34.603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800">
            <text:p>15800</text:p>
          </table:table-cell>
          <table:table-cell office:value-type="float" office:value="7520">
            <text:p>75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La Grol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3800">
            <text:p>3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844982">
            <text:p>44.8449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800">
            <text:p>17800</text:p>
          </table:table-cell>
          <table:table-cell office:value-type="float" office:value="8530">
            <text:p>853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600">
            <text:p>9600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1.581505">
            <text:p>41.58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e Cab. Franc Altrovino Bi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03p5zz4keqjzzj449e</text:p>
          </table:table-cell>
          <table:table-cell office:value-type="string">
            <text:p>RED</text:p>
          </table:table-cell>
          <table:table-cell office:value-type="string">
            <text:p>Cabernet Franc Montello e Colli Asolani</text:p>
          </table:table-cell>
          <table:table-cell office:value-type="string">
            <text:p>Costa</text:p>
          </table:table-cell>
          <table:table-cell office:value-type="float" office:value="27.869871">
            <text:p>27.8698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DOC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800">
            <text:p>118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a911n26e40pykf8jh</text:p>
          </table:table-cell>
          <table:table-cell office:value-type="string">
            <text:p>RED</text:p>
          </table:table-cell>
          <table:table-cell office:value-type="string">
            <text:p>Nerello Mascalese Contrada Rampante</text:p>
          </table:table-cell>
          <table:table-cell office:value-type="string">
            <text:p>Pietradolce</text:p>
          </table:table-cell>
          <table:table-cell office:value-type="float" office:value="44.98011">
            <text:p>44.980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Ruj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400">
            <text:p>1740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gbk2111dt3bf8xqc</text:p>
          </table:table-cell>
          <table:table-cell office:value-type="string">
            <text:p>RED</text:p>
          </table:table-cell>
          <table:table-cell office:value-type="string">
            <text:p>Ruje</text:p>
          </table:table-cell>
          <table:table-cell office:value-type="string">
            <text:p>Zidarich</text:p>
          </table:table-cell>
          <table:table-cell office:value-type="float" office:value="42.58692">
            <text:p>42.586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Rujn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44000">
            <text:p>44000</text:p>
          </table:table-cell>
          <table:table-cell office:value-type="float" office:value="21000">
            <text:p>21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</text:p>
          </table:table-cell>
          <table:table-cell office:value-type="string">
            <text:p>Gravner</text:p>
          </table:table-cell>
          <table:table-cell office:value-type="float" office:value="46.298943">
            <text:p>46.2989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son di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0200">
            <text:p>20200</text:p>
          </table:table-cell>
          <table:table-cell office:value-type="float" office:value="9400">
            <text:p>9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7.52612">
            <text:p>47.526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halerhof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damq0a32stxky44</text:p>
          </table:table-cell>
          <table:table-cell office:value-type="string">
            <text:p>RED</text:p>
          </table:table-cell>
          <table:table-cell office:value-type="string">
            <text:p>Pinot Nero Riserva 680</text:p>
          </table:table-cell>
          <table:table-cell office:value-type="string">
            <text:p>Maso Thaler</text:p>
          </table:table-cell>
          <table:table-cell office:value-type="float" office:value="43.73976">
            <text:p>43.739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 Nero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5530">
            <text:p>55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Selektion Sepp Hanni Pinot Nero Riserva</text:p>
          </table:table-cell>
          <table:table-cell office:value-type="string">
            <text:p>Stroblhof</text:p>
          </table:table-cell>
          <table:table-cell office:value-type="float" office:value="38.494537">
            <text:p>38.4945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zzon</text:p>
          </table:table-cell>
          <table:table-cell office:value-type="string">
            <text:p>K. Gottar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4640">
            <text:p>46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brh0qmjah9pq4h94q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Tenuta Gottardi</text:p>
          </table:table-cell>
          <table:table-cell office:value-type="float" office:value="33.256977">
            <text:p>33.256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3750">
            <text:p>37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dttdcbypask6rad</text:p>
          </table:table-cell>
          <table:table-cell office:value-type="string">
            <text:p>RED</text:p>
          </table:table-cell>
          <table:table-cell office:value-type="string">
            <text:p>Pinot Noir Riserva Flora</text:p>
          </table:table-cell>
          <table:table-cell office:value-type="string">
            <text:p>Girlan</text:p>
          </table:table-cell>
          <table:table-cell office:value-type="float" office:value="35.75501">
            <text:p>35.755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doc extra Brut Vent</text:p>
          </table:table-cell>
          <table:table-cell office:value-type="string">
            <text:p>Tobl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Metodo Classico Vent Extra Brut</text:p>
          </table:table-cell>
          <table:table-cell office:value-type="string">
            <text:p>Cantina Toblino</text:p>
          </table:table-cell>
          <table:table-cell office:value-type="float" office:value="33.48539">
            <text:p>33.485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6580">
            <text:p>65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200">
            <text:p>14200</text:p>
          </table:table-cell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Kunststück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400">
            <text:p>154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z38jc3175bb8268a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Jubiläumskellerei Kaltern</text:p>
          </table:table-cell>
          <table:table-cell office:value-type="float" office:value="25.155579">
            <text:p>25.1555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tovska Vitovska 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56.021133">
            <text:p>56.0211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tovska Origine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600">
            <text:p>15600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gfhzehf4pngw112s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float" office:value="45.146004">
            <text:p>45.146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1600">
            <text:p>11600</text:p>
          </table:table-cell>
          <table:table-cell office:value-type="float" office:value="5180">
            <text:p>51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200">
            <text:p>15200</text:p>
          </table:table-cell>
          <table:table-cell office:value-type="float" office:value="6595">
            <text:p>659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34.659313">
            <text:p>34.659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200">
            <text:p>15200</text:p>
          </table:table-cell>
          <table:table-cell office:value-type="float" office:value="6595">
            <text:p>659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34.659313">
            <text:p>34.659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 Blanc du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12650">
            <text:p>126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40.94729">
            <text:p>40.947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bolla Gialla Gravner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0800">
            <text:p>20800</text:p>
          </table:table-cell>
          <table:table-cell office:value-type="float" office:value="7200">
            <text:p>7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10041">
            <text:p>44.100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Brut Brunei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1390">
            <text:p>13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4ekb2nm02raenr8y4</text:p>
          </table:table-cell>
          <table:table-cell office:value-type="string">
            <text:p>SPARKLING</text:p>
          </table:table-cell>
          <table:table-cell office:value-type="string">
            <text:p>Brunei Valdobbiadene Prosecco Superiore Brut</text:p>
          </table:table-cell>
          <table:table-cell office:value-type="string">
            <text:p>La Tordera</text:p>
          </table:table-cell>
          <table:table-cell office:value-type="float" office:value="43.44925">
            <text:p>43.449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8000">
            <text:p>28000</text:p>
          </table:table-cell>
          <table:table-cell office:value-type="float" office:value="16500">
            <text:p>1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Praepositus</text:p>
          </table:table-cell>
          <table:table-cell office:value-type="string">
            <text:p>Neustift Kellere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14400">
            <text:p>14400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5">
            <text:p>33.6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3L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30400">
            <text:p>30400</text:p>
          </table:table-cell>
          <table:table-cell office:value-type="float" office:value="13300">
            <text:p>13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5.435257">
            <text:p>45.4352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RHEOBOAM</text:p>
          </table:table-cell>
          <table:table-cell office:value-type="float" office:value="2013">
            <text:p>2013</text:p>
          </table:table-cell>
          <table:table-cell office:value-type="float" office:value="48000">
            <text:p>48000</text:p>
          </table:table-cell>
          <table:table-cell office:value-type="float" office:value="25300">
            <text:p>25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RHEOBOAM</text:p>
          </table:table-cell>
          <table:table-cell office:value-type="float" office:value="2015">
            <text:p>2015</text:p>
          </table:table-cell>
          <table:table-cell office:value-type="float" office:value="48000">
            <text:p>48000</text:p>
          </table:table-cell>
          <table:table-cell office:value-type="float" office:value="27800">
            <text:p>27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41000">
            <text:p>41000</text:p>
          </table:table-cell>
          <table:table-cell office:value-type="float" office:value="20520">
            <text:p>205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y6v6qw2dt5exfpty</text:p>
          </table:table-cell>
          <table:table-cell office:value-type="string">
            <text:p>SPARKLING</text:p>
          </table:table-cell>
          <table:table-cell office:value-type="string">
            <text:p>American Spumante</text:p>
          </table:table-cell>
          <table:table-cell office:value-type="string">
            <text:p>J. Roget</text:p>
          </table:table-cell>
          <table:table-cell office:value-type="float" office:value="16.358715">
            <text:p>16.358715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Kontur </text:p>
          </table:table-cell>
          <table:table-cell office:value-type="string">
            <text:p>Rieling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imorasso Bianco frizz Mec L'è?</text:p>
          </table:table-cell>
          <table:table-cell office:value-type="string">
            <text:p>Nebr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15">
            <text:p>15</text:p>
          </table:table-cell>
          <table:table-cell office:value-type="string">
            <text:p>E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Ner.M-Ner. Cap) 1840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6200">
            <text:p>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asseto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0">
            <text:p>98000</text:p>
          </table:table-cell>
          <table:table-cell office:value-type="float" office:value="51979">
            <text:p>51979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/>
          <table:table-cell office:value-type="string">
            <text:p>Spumante Arund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600">
            <text:p>10600</text:p>
          </table:table-cell>
          <table:table-cell office:value-type="float" office:value="4930">
            <text:p>49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